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2cm" svg:stroke-color="#808080" draw:marker-start-width="0.26cm" draw:marker-end-width="0.26cm" draw:fill="none" draw:textarea-vertical-align="middle" fo:padding-top="0.135cm" fo:padding-bottom="0.135cm" fo:padding-left="0.26cm" fo:padding-right="0.26cm"/>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draw:stroke="dash" draw:stroke-dash="Fine_20_Dashed"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4"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5" style:family="graphic" style:parent-style-name="standard">
      <style:graphic-properties svg:stroke-color="#000000" draw:fill="none" draw:textarea-horizontal-align="justify" draw:textarea-vertical-align="middle" draw:auto-grow-height="false"/>
    </style:style>
    <style:style style:name="gr6"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style:style>
    <style:style style:name="gr7"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draw:start-line-spacing-horizontal="0cm" draw:start-line-spacing-vertical="0cm" draw:end-line-spacing-horizontal="0cm" draw:end-line-spacing-vertical="0cm"/>
    </style:style>
    <style:style style:name="gr8"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draw:stroke="dash" draw:stroke-dash="Fine_20_Dashed" svg:stroke-width="0.02cm" draw:marker-start-width="0.26cm" draw:marker-end="Arrowheads_20_3" draw:marker-end-width="0.2cm" draw:fill="none" draw:textarea-vertical-align="middle" fo:padding-top="0.135cm" fo:padding-bottom="0.135cm" fo:padding-left="0.26cm" fo:padding-right="0.26cm"/>
    </style:style>
    <style:style style:name="gr10" style:family="graphic" style:parent-style-name="objectwithoutfill">
      <style:graphic-properties svg:stroke-width="0.02cm" draw:marker-start="Arrowheads_20_4" draw:marker-start-width="0.26cm" draw:marker-end="Arrowheads_20_3" draw:marker-end-width="0.2cm" draw:fill="none" draw:textarea-vertical-align="middle" fo:padding-top="0.135cm" fo:padding-bottom="0.135cm" fo:padding-left="0.26cm" fo:padding-right="0.26cm"/>
    </style:style>
    <style:style style:name="gr11" style:family="graphic" style:parent-style-name="standard">
      <style:graphic-properties draw:stroke="none" svg:stroke-color="#000000" draw:fill="none" draw:textarea-horizontal-align="left" draw:textarea-vertical-align="top" draw:auto-grow-height="false" fo:wrap-option="wrap"/>
    </style:style>
    <style:style style:name="gr12" style:family="graphic" style:parent-style-name="objectwithoutfill">
      <style:graphic-properties draw:marker-end="Arrowheads_20_3" draw:marker-end-width="0.2cm" draw:fill="none" draw:textarea-vertical-align="middle"/>
    </style:style>
    <style:style style:name="gr13" style:family="graphic" style:parent-style-name="standard">
      <style:graphic-properties draw:stroke="none" svg:stroke-color="#000000" draw:fill="none" draw:fill-color="#ffffff" fo:min-height="0.627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text-properties fo:font-size="12pt" fo:font-weight="bold" style:font-size-asian="12pt" style:font-weight-asian="bold" style:font-size-complex="12pt" style:font-weight-complex="bold"/>
    </style:style>
    <style:style style:name="P4" style:family="paragraph">
      <loext:graphic-properties draw:fill="none"/>
      <style:paragraph-properties fo:text-align="center"/>
      <style:text-properties fo:font-size="12pt" style:font-size-asian="12pt" style:font-size-complex="12pt"/>
    </style:style>
    <style:style style:name="P5" style:family="paragraph">
      <style:paragraph-properties fo:margin-left="0cm" fo:margin-right="0cm" fo:margin-top="0.1cm" fo:margin-bottom="0.1cm" fo:line-height="100%" fo:text-align="start" fo:text-indent="0cm"/>
    </style:style>
    <style:style style:name="P6" style:family="paragraph">
      <loext:graphic-properties draw:fill="none"/>
      <style:paragraph-properties fo:text-align="start"/>
      <style:text-properties fo:font-size="10pt" style:font-size-asian="10pt" style:font-size-complex="10pt"/>
    </style:style>
    <style:style style:name="P7" style:family="paragraph">
      <loext:graphic-properties draw:fill="none"/>
      <style:paragraph-properties fo:text-align="center"/>
      <style:text-properties fo:font-size="16pt" fo:font-weight="bold" style:font-size-asian="16pt" style:font-weight-asian="bold" style:font-size-complex="16pt" style:font-weight-complex="bold"/>
    </style:style>
    <style:style style:name="P8" style:family="paragraph">
      <loext:graphic-properties draw:fill="none" draw:fill-color="#ffffff"/>
      <style:text-properties fo:font-size="8pt" style:font-size-asian="8pt" style:font-size-complex="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8pt" style:font-size-asian="8pt" style:font-size-complex="8pt"/>
    </style:style>
    <style:style style:name="T7" style:family="text">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bold" style:letter-kerning="true" style:font-name-asian="Lohit Hindi1" style:font-size-asian="16pt" style:font-style-asian="italic" style:font-weight-asian="bold" style:font-name-complex="FreeSans"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2cm" svg:y1="3.496cm" svg:x2="7.2cm" svg:y2="25.496cm">
          <text:p/>
        </draw:line>
        <draw:line draw:style-name="gr1" draw:text-style-name="P1" draw:layer="layout" svg:x1="13.199cm" svg:y1="3.495cm" svg:x2="13.199cm" svg:y2="25.495cm">
          <text:p/>
        </draw:line>
        <draw:custom-shape draw:style-name="gr2" draw:text-style-name="P3" draw:layer="layout" svg:width="5cm" svg:height="1cm" svg:x="2.2cm" svg:y="3.496cm">
          <text:p text:style-name="P2"><text:span text:style-name="T1">Applicant</text:span></text:p>
          <draw:enhanced-geometry svg:viewBox="0 0 21600 21600" draw:type="rectangle" draw:enhanced-path="M 0 0 L 21600 0 21600 21600 0 21600 0 0 Z N"/>
        </draw:custom-shape>
        <draw:custom-shape draw:style-name="gr2" draw:text-style-name="P3" draw:layer="layout" svg:width="6cm" svg:height="1cm" svg:x="7.2cm" svg:y="3.496cm">
          <text:p text:style-name="P2"><text:span text:style-name="T1">O</text:span><text:span text:style-name="T1">bli</text:span><text:span text:style-name="T1">g</text:span><text:span text:style-name="T1">ee</text:span></text:p>
          <draw:enhanced-geometry svg:viewBox="0 0 21600 21600" draw:type="rectangle" draw:enhanced-path="M 0 0 L 21600 0 21600 21600 0 21600 0 0 Z N"/>
        </draw:custom-shape>
        <draw:custom-shape draw:style-name="gr2" draw:text-style-name="P3" draw:layer="layout" svg:width="5.5cm" svg:height="1cm" svg:x="13.2cm" svg:y="3.496cm">
          <text:p text:style-name="P2"><text:span text:style-name="T1">A</text:span><text:span text:style-name="T1">d</text:span><text:span text:style-name="T1">v</text:span><text:span text:style-name="T1">a</text:span><text:span text:style-name="T1">n</text:span><text:span text:style-name="T1">c</text:span><text:span text:style-name="T1">e</text:span><text:span text:style-name="T1">d</text:span><text:span text:style-name="T1"> </text:span><text:span text:style-name="T1">B</text:span><text:span text:style-name="T1">y</text:span><text:span text:style-name="T1"> </text:span><text:span text:style-name="T1">O</text:span><text:span text:style-name="T1">b</text:span><text:span text:style-name="T1">l</text:span><text:span text:style-name="T1">i</text:span><text:span text:style-name="T1">g</text:span><text:span text:style-name="T1">e</text:span><text:span text:style-name="T1">e</text:span></text:p>
          <draw:enhanced-geometry svg:viewBox="0 0 21600 21600" draw:type="rectangle" draw:enhanced-path="M 0 0 L 21600 0 21600 21600 0 21600 0 0 Z N"/>
        </draw:custom-shape>
        <draw:custom-shape draw:style-name="gr2" draw:text-style-name="P3" draw:layer="layout" svg:width="5cm" svg:height="1cm" svg:x="2.2cm" svg:y="3.496cm">
          <text:p text:style-name="P2"><text:span text:style-name="T1">A</text:span><text:span text:style-name="T1">p</text:span><text:span text:style-name="T1">p</text:span><text:span text:style-name="T1">l</text:span><text:span text:style-name="T1">i</text:span><text:span text:style-name="T1">c</text:span><text:span text:style-name="T1">a</text:span><text:span text:style-name="T1">n</text:span><text:span text:style-name="T1">t</text:span></text:p>
          <draw:enhanced-geometry svg:viewBox="0 0 21600 21600" draw:type="rectangle" draw:enhanced-path="M 0 0 L 21600 0 21600 21600 0 21600 0 0 Z N"/>
        </draw:custom-shape>
        <draw:custom-shape draw:style-name="gr2" draw:text-style-name="P3" draw:layer="layout" svg:width="5.5cm" svg:height="1cm" svg:x="13.2cm" svg:y="7.496cm">
          <text:p text:style-name="P2"><text:span text:style-name="T1">Advanced </text:span><text:span text:style-name="T1">To Obligee</text:span></text:p>
          <draw:enhanced-geometry svg:viewBox="0 0 21600 21600" draw:type="rectangle" draw:enhanced-path="M 0 0 L 21600 0 21600 21600 0 21600 0 0 Z N"/>
        </draw:custom-shape>
        <draw:custom-shape draw:style-name="gr2" draw:text-style-name="P3" draw:layer="layout" svg:width="5.5cm" svg:height="1cm" svg:x="13.2cm" svg:y="10.996cm">
          <text:p text:style-name="P2"><text:span text:style-name="T1">O</text:span><text:span text:style-name="T1">bl</text:span><text:span text:style-name="T1">ig</text:span><text:span text:style-name="T1">e</text:span><text:span text:style-name="T1">e </text:span><text:span text:style-name="T1">S</text:span><text:span text:style-name="T1">u</text:span><text:span text:style-name="T1">p</text:span><text:span text:style-name="T1">er</text:span><text:span text:style-name="T1">io</text:span><text:span text:style-name="T1">r</text:span></text:p>
          <draw:enhanced-geometry svg:viewBox="0 0 21600 21600" draw:type="rectangle" draw:enhanced-path="M 0 0 L 21600 0 21600 21600 0 21600 0 0 Z N"/>
        </draw:custom-shape>
        <draw:custom-shape draw:style-name="gr3" draw:text-style-name="P4" xml:id="id17" draw:id="id17" draw:layer="layout" svg:width="1cm" svg:height="1cm" svg:x="8.7cm" svg:y="23.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xml:id="id15" draw:id="id15" draw:layer="layout" svg:width="1cm" svg:height="1cm" svg:x="5.2cm" svg:y="15.396cm">
          <text:p text:style-name="P2"><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4" draw:id="id24" draw:layer="layout" svg:width="1cm" svg:height="1cm" svg:x="17.7cm" svg:y="21.496cm">
          <text:p text:style-name="P2"><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5" draw:id="id25" draw:layer="layout" svg:width="1cm" svg:height="1cm" svg:x="15.7cm" svg:y="8.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6.453cm" svg:y1="5.493cm" svg:x2="12.2cm" svg:y2="5.496cm" draw:start-shape="id1" draw:start-glue-point="7" draw:end-shape="id2" draw:end-glue-point="0" svg:d="M6453 5493l5747 3" svg:viewBox="0 0 5748 4">
          <text:p/>
        </draw:connector>
        <draw:connector draw:style-name="gr6" draw:text-style-name="P1" draw:layer="layout" draw:type="line" svg:x1="14.2cm" svg:y1="5.496cm" svg:x2="12.2cm" svg:y2="5.496cm" draw:start-shape="id3" draw:start-glue-point="5" draw:end-shape="id2" draw:end-glue-point="0" svg:d="M14200 5496h-2000" svg:viewBox="0 0 2001 1">
          <text:p/>
        </draw:connector>
        <draw:connector draw:style-name="gr6" draw:text-style-name="P1" draw:layer="layout" draw:type="line" svg:x1="12.2cm" svg:y1="22.746cm" svg:x2="11.2cm" svg:y2="22.696cm" draw:start-shape="id2" draw:start-glue-point="2" draw:end-shape="id4" draw:end-glue-point="7" svg:d="M12200 22746l-1000-50" svg:viewBox="0 0 1001 51">
          <text:p/>
        </draw:connector>
        <draw:connector draw:style-name="gr6" draw:text-style-name="P1" draw:layer="layout" draw:type="line" svg:x1="12.2cm" svg:y1="20.494cm" svg:x2="11.2cm" svg:y2="20.496cm" draw:start-shape="id2" draw:start-glue-point="7" draw:end-shape="id5" draw:end-glue-point="7" svg:d="M12200 20494l-1000 2" svg:viewBox="0 0 1001 3">
          <text:p/>
        </draw:connector>
        <draw:connector draw:style-name="gr6" draw:text-style-name="P1" draw:layer="layout" draw:type="line" svg:x1="12.2cm" svg:y1="18.195cm" svg:x2="11.2cm" svg:y2="18.196cm" draw:start-shape="id2" draw:start-glue-point="8" draw:end-shape="id6" draw:end-glue-point="7" svg:d="M12200 18195l-1000 1" svg:viewBox="0 0 1001 2">
          <text:p/>
        </draw:connector>
        <draw:connector draw:style-name="gr6" draw:text-style-name="P1" draw:layer="layout" draw:type="line" svg:x1="12.2cm" svg:y1="15.894cm" svg:x2="11.2cm" svg:y2="15.896cm" draw:start-shape="id2" draw:start-glue-point="9" draw:end-shape="id7" draw:end-glue-point="7" svg:d="M12200 15894l-1000 2" svg:viewBox="0 0 1001 3">
          <text:p/>
        </draw:connector>
        <draw:connector draw:style-name="gr6" draw:text-style-name="P1" draw:layer="layout" draw:type="line" svg:x1="12.2cm" svg:y1="13.497cm" svg:x2="11.313cm" svg:y2="13.496cm" draw:start-shape="id2" draw:start-glue-point="10" draw:end-shape="id8" draw:end-glue-point="7" svg:d="M12200 13497l-887-1" svg:viewBox="0 0 888 2">
          <text:p/>
        </draw:connector>
        <draw:connector draw:style-name="gr6" draw:text-style-name="P1" draw:layer="layout" draw:type="line" svg:x1="12.2cm" svg:y1="11.498cm" svg:x2="11.2cm" svg:y2="11.496cm" draw:start-shape="id2" draw:start-glue-point="4" draw:end-shape="id9" draw:end-glue-point="7" svg:d="M12200 11498l-1000-2" svg:viewBox="0 0 1001 3">
          <text:p/>
        </draw:connector>
        <draw:connector draw:style-name="gr6" draw:text-style-name="P1" draw:layer="layout" draw:type="line" svg:x1="12.2cm" svg:y1="8.698cm" svg:x2="11.2cm" svg:y2="8.696cm" draw:start-shape="id2" draw:start-glue-point="5" draw:end-shape="id10" draw:end-glue-point="7" svg:d="M12200 8698l-1000-2" svg:viewBox="0 0 1001 3">
          <text:p/>
        </draw:connector>
        <draw:connector draw:style-name="gr6" draw:text-style-name="P1" draw:layer="layout" draw:type="line" svg:x1="12.2cm" svg:y1="6.497cm" svg:x2="11.2cm" svg:y2="6.496cm" draw:start-shape="id2" draw:start-glue-point="11" draw:end-shape="id11" draw:end-glue-point="7" svg:d="M12200 6497l-1000-1" svg:viewBox="0 0 1001 2">
          <text:p/>
        </draw:connector>
        <draw:connector draw:style-name="gr6" draw:text-style-name="P1" draw:layer="layout" draw:type="lines" svg:x1="9.727cm" svg:y1="14.096cm" svg:x2="12.2cm" svg:y2="14.595cm" draw:start-shape="id8" draw:start-glue-point="8" draw:end-shape="id2" draw:end-glue-point="6" svg:d="M9727 14096v511l1963-12h510" svg:viewBox="0 0 2474 512">
          <text:p/>
        </draw:connector>
        <draw:connector draw:style-name="gr7" draw:text-style-name="P1" xml:id="id13" draw:id="id13" draw:layer="layout" svg:x1="9.45cm" svg:y1="7.096cm" svg:x2="12.2cm" svg:y2="7.497cm" draw:start-shape="id11" draw:start-glue-point="2" draw:end-shape="id2" draw:end-glue-point="12" svg:d="M9450 7096v401h2750" svg:viewBox="0 0 2751 402">
          <text:p/>
        </draw:connector>
        <draw:connector draw:style-name="gr6" draw:text-style-name="P1" draw:layer="layout" svg:x1="7.7cm" svg:y1="8.696cm" svg:x2="4.703cm" svg:y2="8.093cm" draw:start-shape="id10" draw:start-glue-point="5" draw:end-shape="id12" draw:end-glue-point="2" svg:d="M7700 8696h-2997v-603" svg:viewBox="0 0 2998 604">
          <text:p/>
        </draw:connector>
        <draw:connector draw:style-name="gr6" draw:text-style-name="P1" draw:layer="layout" draw:type="line" svg:x1="6.453cm" svg:y1="7.493cm" svg:x2="9.45cm" svg:y2="7.497cm" draw:start-shape="id12" draw:start-glue-point="7" draw:end-shape="id13" draw:end-glue-point="0" svg:d="M6453 7493l2997 4" svg:viewBox="0 0 2998 5">
          <text:p/>
        </draw:connector>
        <draw:connector draw:style-name="gr6" draw:text-style-name="P1" draw:layer="layout" draw:type="lines" svg:x1="8.3cm" svg:y1="9.296cm" svg:x2="10.599cm" svg:y2="9.296cm" draw:start-shape="id10" draw:start-glue-point="6" draw:end-shape="id10" draw:end-glue-point="8" svg:d="M8300 9296v511h2299v-511" svg:viewBox="0 0 2300 512">
          <text:p/>
        </draw:connector>
        <draw:connector draw:style-name="gr6" draw:text-style-name="P1" draw:layer="layout" draw:type="line" svg:x1="7.7cm" svg:y1="11.496cm" svg:x2="4.7cm" svg:y2="11.496cm" draw:start-shape="id9" draw:start-glue-point="5" draw:end-shape="id14" draw:end-glue-point="0" svg:d="M7700 11496h-3000" svg:viewBox="0 0 3001 1">
          <text:p/>
        </draw:connector>
        <draw:connector draw:style-name="gr6" draw:text-style-name="P1" draw:layer="layout" draw:type="line" svg:x1="7.7cm" svg:y1="18.196cm" svg:x2="4.7cm" svg:y2="18.195cm" draw:start-shape="id6" draw:start-glue-point="5" draw:end-shape="id14" draw:end-glue-point="4" svg:d="M7700 18196l-3000-1" svg:viewBox="0 0 3001 2">
          <text:p/>
        </draw:connector>
        <draw:connector draw:style-name="gr6" draw:text-style-name="P1" draw:layer="layout" draw:type="line" svg:x1="7.7cm" svg:y1="20.496cm" svg:x2="4.7cm" svg:y2="20.496cm" draw:start-shape="id5" draw:start-glue-point="5" draw:end-shape="id14" draw:end-glue-point="5" svg:d="M7700 20496h-3000" svg:viewBox="0 0 3001 1">
          <text:p/>
        </draw:connector>
        <draw:connector draw:style-name="gr6" draw:text-style-name="P1" draw:layer="layout" draw:type="line" svg:x1="7.7cm" svg:y1="22.696cm" svg:x2="4.7cm" svg:y2="22.695cm" draw:start-shape="id4" draw:start-glue-point="5" draw:end-shape="id14" draw:end-glue-point="6" svg:d="M7700 22696l-3000-1" svg:viewBox="0 0 3001 2">
          <text:p/>
        </draw:connector>
        <draw:connector draw:style-name="gr6" draw:text-style-name="P1" draw:layer="layout" draw:type="line" svg:x1="7.7cm" svg:y1="15.896cm" svg:x2="6.2cm" svg:y2="15.896cm" draw:start-shape="id7" draw:start-glue-point="5" draw:end-shape="id15" draw:end-glue-point="10" svg:d="M7700 15896h-1500" svg:viewBox="0 0 1501 1">
          <text:p/>
        </draw:connector>
        <draw:connector draw:style-name="gr6" draw:text-style-name="P1" draw:layer="layout" draw:type="line" svg:x1="6.45cm" svg:y1="24.496cm" svg:x2="8.7cm" svg:y2="24.496cm" draw:start-shape="id16" draw:start-glue-point="7" draw:end-shape="id17" draw:end-glue-point="6" svg:d="M6450 24496h2250" svg:viewBox="0 0 2251 1">
          <text:p/>
        </draw:connector>
        <draw:line draw:style-name="gr8" draw:text-style-name="P1" xml:id="id18" draw:id="id18" draw:layer="layout" svg:x1="13.7cm" svg:y1="13.496cm" svg:x2="13.7cm" svg:y2="24.496cm">
          <draw:glue-point draw:id="4" svg:x="-10cm" svg:y="-1.363cm"/>
          <draw:glue-point draw:id="5" svg:x="0cm" svg:y="-3.181cm"/>
          <draw:glue-point draw:id="6" svg:x="0cm" svg:y="0.636cm"/>
          <text:p/>
        </draw:line>
        <draw:connector draw:style-name="gr6" draw:text-style-name="P1" draw:layer="layout" draw:type="line" svg:x1="9.7cm" svg:y1="24.496cm" svg:x2="13.7cm" svg:y2="24.496cm" draw:start-shape="id17" draw:start-glue-point="10" draw:end-shape="id18" draw:end-glue-point="2" svg:d="M9700 24496h4000" svg:viewBox="0 0 4001 1">
          <text:p/>
        </draw:connector>
        <draw:connector draw:style-name="gr6" draw:text-style-name="P1" draw:layer="layout" draw:type="line" svg:x1="13.7cm" svg:y1="19.695cm" svg:x2="14.3cm" svg:y2="19.696cm" draw:start-shape="id18" draw:start-glue-point="6" draw:end-shape="id19" draw:end-glue-point="5" svg:d="M13700 19695l600 1" svg:viewBox="0 0 601 2">
          <text:p/>
        </draw:connector>
        <draw:connector draw:style-name="gr6" draw:text-style-name="P1" draw:layer="layout" draw:type="line" svg:x1="13.7cm" svg:y1="17.497cm" svg:x2="14.3cm" svg:y2="17.496cm" draw:start-shape="id18" draw:start-glue-point="4" draw:end-shape="id20" draw:end-glue-point="5" svg:d="M13700 17497l600-1" svg:viewBox="0 0 601 2">
          <text:p/>
        </draw:connector>
        <draw:connector draw:style-name="gr6" draw:text-style-name="P1" draw:layer="layout" draw:type="line" svg:x1="13.7cm" svg:y1="15.497cm" svg:x2="14.3cm" svg:y2="15.496cm" draw:start-shape="id18" draw:start-glue-point="5" draw:end-shape="id21" draw:end-glue-point="5" svg:d="M13700 15497l600-1" svg:viewBox="0 0 601 2">
          <text:p/>
        </draw:connector>
        <draw:connector draw:style-name="gr6" draw:text-style-name="P1" draw:layer="layout" draw:type="line" svg:x1="13.7cm" svg:y1="13.496cm" svg:x2="14.3cm" svg:y2="13.496cm" draw:start-shape="id18" draw:start-glue-point="0" draw:end-shape="id22" draw:end-glue-point="5" svg:d="M13700 13496h600" svg:viewBox="0 0 601 1">
          <text:p/>
        </draw:connector>
        <draw:line draw:style-name="gr8" draw:text-style-name="P1" xml:id="id2" draw:id="id2" draw:layer="layout" svg:x1="12.2cm" svg:y1="5.496cm" svg:x2="12.2cm" svg:y2="22.746cm">
          <draw:glue-point draw:id="4" svg:x="0cm" svg:y="-1.521cm"/>
          <draw:glue-point draw:id="5" svg:x="0cm" svg:y="-3.144cm"/>
          <draw:glue-point draw:id="6" svg:x="0cm" svg:y="0.275cm"/>
          <draw:glue-point draw:id="7" svg:x="0cm" svg:y="3.695cm"/>
          <draw:glue-point draw:id="8" svg:x="0cm" svg:y="2.362cm"/>
          <draw:glue-point draw:id="9" svg:x="0cm" svg:y="1.028cm"/>
          <draw:glue-point draw:id="10" svg:x="0cm" svg:y="-0.362cm"/>
          <draw:glue-point draw:id="11" svg:x="0cm" svg:y="-4.42cm"/>
          <draw:glue-point draw:id="12" svg:x="0cm" svg:y="-3.84cm"/>
          <draw:glue-point draw:id="13" svg:x="0cm" svg:y="-1cm"/>
          <draw:glue-point draw:id="14" svg:x="0cm" svg:y="-1.173cm"/>
          <draw:glue-point draw:id="15" svg:x="0cm" svg:y="-4.072cm"/>
          <draw:glue-point draw:id="16" svg:x="0cm" svg:y="-0.014cm"/>
          <text:p/>
        </draw:line>
        <draw:line draw:style-name="gr8" draw:text-style-name="P1" xml:id="id14" draw:id="id14" draw:layer="layout" svg:x1="4.7cm" svg:y1="11.496cm" svg:x2="4.7cm" svg:y2="23.496cm">
          <draw:glue-point draw:id="4" svg:x="0cm" svg:y="0.583cm"/>
          <draw:glue-point draw:id="5" svg:x="0cm" svg:y="2.5cm"/>
          <draw:glue-point draw:id="6" svg:x="0cm" svg:y="4.333cm"/>
          <text:p/>
        </draw:line>
        <draw:connector draw:style-name="gr6" draw:text-style-name="P1" draw:layer="layout" draw:type="line" svg:x1="4.7cm" svg:y1="23.496cm" svg:x2="4.7cm" svg:y2="23.896cm" draw:start-shape="id14" draw:start-glue-point="2" draw:end-shape="id16" draw:end-glue-point="0" svg:d="M4700 23496v400" svg:viewBox="0 0 1 401">
          <text:p/>
        </draw:connector>
        <draw:line draw:style-name="gr8" draw:text-style-name="P1" xml:id="id23" draw:id="id23" draw:layer="layout" svg:x1="18.2cm" svg:y1="15.496cm" svg:x2="18.2cm" svg:y2="20.496cm">
          <draw:glue-point draw:id="4" svg:x="0cm" svg:y="3.4cm"/>
          <draw:glue-point draw:id="5" svg:x="0cm" svg:y="-1cm"/>
          <text:p/>
        </draw:line>
        <draw:connector draw:style-name="gr6" draw:text-style-name="P1" draw:layer="layout" draw:type="line" svg:x1="17.8cm" svg:y1="19.696cm" svg:x2="18.2cm" svg:y2="19.696cm" draw:start-shape="id19" draw:start-glue-point="7" draw:end-shape="id23" draw:end-glue-point="4" svg:d="M17800 19696h400" svg:viewBox="0 0 401 1">
          <text:p/>
        </draw:connector>
        <draw:connector draw:style-name="gr6" draw:text-style-name="P1" draw:layer="layout" draw:type="line" svg:x1="17.8cm" svg:y1="17.496cm" svg:x2="18.2cm" svg:y2="17.496cm" draw:start-shape="id20" draw:start-glue-point="7" draw:end-shape="id23" draw:end-glue-point="5" svg:d="M17800 17496h400" svg:viewBox="0 0 401 1">
          <text:p/>
        </draw:connector>
        <draw:connector draw:style-name="gr6" draw:text-style-name="P1" draw:layer="layout" draw:type="line" svg:x1="18.2cm" svg:y1="20.496cm" svg:x2="18.2cm" svg:y2="21.496cm" draw:start-shape="id23" draw:start-glue-point="2" draw:end-shape="id24" draw:end-glue-point="4" svg:d="M18200 20496v1000" svg:viewBox="0 0 1 1001">
          <text:p/>
        </draw:connector>
        <draw:connector draw:style-name="gr6" draw:text-style-name="P1" draw:layer="layout" draw:type="line" svg:x1="17.8cm" svg:y1="15.496cm" svg:x2="18.2cm" svg:y2="15.496cm" draw:start-shape="id21" draw:start-glue-point="7" draw:end-shape="id23" draw:end-glue-point="0" svg:d="M17800 15496h400" svg:viewBox="0 0 401 1">
          <text:p/>
        </draw:connector>
        <draw:connector draw:style-name="gr6" draw:text-style-name="P1" draw:layer="layout" draw:type="lines" svg:x1="16.05cm" svg:y1="12.896cm" svg:x2="12.2cm" svg:y2="12.396cm" draw:start-shape="id22" draw:start-glue-point="0" draw:end-shape="id2" draw:end-glue-point="13" svg:d="M16050 12896v-510l-3340 10h-510" svg:viewBox="0 0 3851 511">
          <text:p/>
        </draw:connector>
        <draw:connector draw:style-name="gr9" draw:text-style-name="P1" draw:layer="layout" draw:type="curve" svg:x1="9.599cm" svg:y1="10.896cm" svg:x2="15.7cm" svg:y2="9.496cm" draw:start-shape="id9" draw:start-glue-point="8" draw:end-shape="id25" draw:end-glue-point="6" svg:d="M9599 10896c0-934 2033-1400 6101-1400" svg:viewBox="0 0 6102 1401">
          <text:p/>
        </draw:connector>
        <draw:connector draw:style-name="gr10" draw:text-style-name="P1" draw:layer="layout" draw:type="line" svg:x1="1.953cm" svg:y1="5.492cm" svg:x2="2.953cm" svg:y2="5.493cm" draw:end-shape="id1" draw:end-glue-point="5" svg:d="M1953 5492l1000 1" svg:viewBox="0 0 1001 2">
          <text:p/>
        </draw:connector>
        <draw:connector draw:style-name="gr10" draw:text-style-name="P1" draw:layer="layout" draw:type="line" svg:x1="18.7cm" svg:y1="5.477cm" svg:x2="17.7cm" svg:y2="5.496cm" draw:end-shape="id3" draw:end-glue-point="7" svg:d="M18700 5477l-1000 19" svg:viewBox="0 0 1001 20">
          <text:p/>
        </draw:connector>
        <draw:line draw:style-name="gr1" draw:text-style-name="P1" draw:layer="layout" svg:x1="13.7cm" svg:y1="10.496cm" svg:x2="18.7cm" svg:y2="10.496cm">
          <text:p/>
        </draw:line>
        <draw:line draw:style-name="gr1" draw:text-style-name="P1" draw:layer="layout" svg:x1="13.7cm" svg:y1="6.996cm" svg:x2="18.7cm" svg:y2="6.996cm">
          <text:p/>
        </draw:line>
        <draw:custom-shape draw:style-name="gr11" draw:text-style-name="P6" draw:layer="layout" svg:width="18.413cm" svg:height="2.2cm" svg:x="1.5cm" svg:y="25.896cm">
          <text:p text:style-name="P5"><text:span text:style-name="T3">Deadlines that apply to the applicant or to the obligee after actions are below action names. WD stands for workdays, CD for calendar days, SD for sent date, DD for delivered date and LD for legal date. </text:span><text:span text:style-name="T4">EX stands for extension (max 15 WD) and </text:span><text:span text:style-name="T3">SZ for snooze (max 8 CD). PA DL, PA SZ and PA AF mean previous action deadline, </text:span><text:span text:style-name="T4">previous action snooze and previous action after, respectively.</text:span></text:p>
          <draw:enhanced-geometry svg:viewBox="0 0 21600 21600" draw:type="rectangle" draw:enhanced-path="M 0 0 L 21600 0 21600 21600 0 21600 0 0 Z N"/>
        </draw:custom-shape>
        <draw:connector draw:style-name="gr6" draw:text-style-name="P1" draw:layer="layout" draw:type="line" svg:x1="12.2cm" svg:y1="11.498cm" svg:x2="12.2cm" svg:y2="12.098cm" draw:start-shape="id2" draw:start-glue-point="4" draw:end-shape="id2" draw:end-glue-point="14" svg:d="M12200 11498v600" svg:viewBox="0 0 1 601">
          <text:p/>
        </draw:connector>
        <draw:connector draw:style-name="gr12" draw:text-style-name="P1" draw:layer="layout" draw:type="line" svg:x1="12.2cm" svg:y1="6.497cm" svg:x2="12.2cm" svg:y2="7.097cm" draw:start-shape="id2" draw:start-glue-point="11" draw:end-shape="id2" draw:end-glue-point="15" svg:d="M12200 6497v600" svg:viewBox="0 0 1 601">
          <text:p/>
        </draw:connector>
        <draw:connector draw:style-name="gr6" draw:text-style-name="P1" draw:layer="layout" draw:type="line" svg:x1="12.2cm" svg:y1="13.497cm" svg:x2="12.2cm" svg:y2="14.097cm" draw:start-shape="id2" draw:start-glue-point="10" draw:end-shape="id2" draw:end-glue-point="16" svg:d="M12200 13497v600" svg:viewBox="0 0 1 601">
          <text:p/>
        </draw:connector>
        <draw:custom-shape draw:style-name="gr4" draw:text-style-name="P1" xml:id="id1" draw:id="id1" draw:layer="layout" svg:width="3.5cm" svg:height="1.2cm" svg:x="2.953cm" svg:y="4.893cm">
          <text:p text:style-name="P2"><text:span text:style-name="T5">Request</text:span><text:span text:style-name="T2"><text:line-break/></text:span><text:span text:style-name="T6">obligee: 8 WD + SZ</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2" draw:id="id12" draw:layer="layout" svg:width="3.5cm" svg:height="1.2cm" svg:x="2.953cm" svg:y="6.893cm">
          <text:p text:style-name="P2"><text:span text:style-name="T5">Clarif. Resp.</text:span><text:span text:style-name="T2"><text:line-break/></text:span><text:span text:style-name="T6">obligee: 8 WD + SZ</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1" draw:id="id11" draw:layer="layout" svg:width="3.5cm" svg:height="1.2cm" svg:x="7.7cm" svg:y="5.896cm">
          <text:p text:style-name="P2"><text:span text:style-name="T5">Confirmation</text:span><text:span text:style-name="T2"><text:line-break/></text:span><text:span text:style-name="T6">obligee: PA DL + PA SZ</text:span></text:p>
          <text:p text:style-name="P2"><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3" draw:id="id3" draw:layer="layout" svg:width="3.5cm" svg:height="1.2cm" svg:x="14.2cm" svg:y="4.896cm">
          <text:p text:style-name="P2"><text:span text:style-name="T5">Adv. Request</text:span><text:span text:style-name="T2"><text:line-break/></text:span><text:span text:style-name="T6">obligee: 8 WD + SZ</text:span><text:span text:style-name="T6"><text:line-break/></text:span><text:span text:style-name="T6">after: DD o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0" draw:id="id10" draw:layer="layout" svg:width="3.5cm" svg:height="1.2cm" svg:x="7.7cm" svg:y="8.096cm">
          <draw:glue-point draw:id="8" svg:x="3.285cm" svg:y="5cm"/>
          <text:p text:style-name="P2"><text:span text:style-name="T5">Clarif. Req.</text:span><text:span text:style-name="T2"><text:line-break/></text:span><text:span text:style-name="T6">applicant: 7 CD no SZ</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9" draw:id="id9" draw:layer="layout" svg:width="3.5cm" svg:height="1.2cm" svg:x="7.7cm" svg:y="10.896cm">
          <draw:glue-point draw:id="8" svg:x="0.428cm" svg:y="-5cm"/>
          <text:p text:style-name="P2"><text:span text:style-name="T5">Advancemen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8" draw:id="id8" draw:layer="layout" svg:width="3.7cm" svg:height="1.2cm" svg:x="7.613cm" svg:y="12.896cm">
          <draw:glue-point draw:id="8" svg:x="0.714cm" svg:y="5cm"/>
          <text:p text:style-name="P2"><text:span text:style-name="T5">Extension</text:span><text:span text:style-name="T2"><text:line-break/></text:span><text:span text:style-name="T6">obligee: PA DL + EX + PA SZ</text:span></text:p>
          <text:p text:style-name="P2"><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7" draw:id="id7" draw:layer="layout" svg:width="3.5cm" svg:height="1.2cm" svg:x="7.7cm" svg:y="15.296cm">
          <draw:glue-point draw:id="8" svg:x="0.428cm" svg:y="-5cm"/>
          <text:p text:style-name="P2"><text:span text:style-name="T5">Full Disclosur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6" draw:id="id6" draw:layer="layout" svg:width="3.5cm" svg:height="1.2cm" svg:x="7.7cm" svg:y="17.596cm">
          <draw:glue-point draw:id="8" svg:x="3.285cm" svg:y="5cm"/>
          <text:p text:style-name="P2"><text:span text:style-name="T5">Non-full Discl.</text:span><text:span text:style-name="T2"><text:line-break/></text:span><text:span text:style-name="T6">applicant: 15 CD no SZ</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5" draw:id="id5" draw:layer="layout" svg:width="3.5cm" svg:height="1.2cm" svg:x="7.7cm" svg:y="19.896cm">
          <draw:glue-point draw:id="8" svg:x="3.285cm" svg:y="5cm"/>
          <text:p text:style-name="P2"><text:span text:style-name="T5">Refusal</text:span><text:span text:style-name="T2"><text:line-break/></text:span><text:span text:style-name="T6">applicant: 15 CD no SZ</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4" draw:id="id4" draw:layer="layout" svg:width="3.5cm" svg:height="1.2cm" svg:x="7.7cm" svg:y="22.096cm">
          <draw:glue-point draw:id="8" svg:x="3.285cm" svg:y="5cm"/>
          <text:p text:style-name="P2"><text:span text:style-name="T5">Expiration</text:span><text:span text:style-name="T2"><text:line-break/></text:span><text:span text:style-name="T6">applicant: 15 CD no SZ</text:span><text:span text:style-name="T6"><text:line-break/></text:span><text:span text:style-name="T6">after: L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6" draw:id="id16" draw:layer="layout" svg:width="3.5cm" svg:height="1.2cm" svg:x="2.95cm" svg:y="23.896cm">
          <text:p text:style-name="P2"><text:span text:style-name="T5">Appeal</text:span><text:span text:style-name="T2"><text:line-break/></text:span><text:span text:style-name="T6">obligee: 15 CD + SZ</text:span><text:span text:style-name="T6"><text:line-break/></text:span><text:span text:style-name="T6">after: DD or SD + 6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1" draw:id="id21" draw:layer="layout" svg:width="3.5cm" svg:height="1.2cm" svg:x="14.3cm" svg:y="14.896cm">
          <draw:glue-point draw:id="8" svg:x="0.428cm" svg:y="-5cm"/>
          <text:p text:style-name="P2"><text:span text:style-name="T5">Affirm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0" draw:id="id20" draw:layer="layout" svg:width="3.5cm" svg:height="1.2cm" svg:x="14.3cm" svg:y="16.896cm">
          <draw:glue-point draw:id="8" svg:x="0.428cm" svg:y="-5cm"/>
          <text:p text:style-name="P2"><text:span text:style-name="T5">Revers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9" draw:id="id19" draw:layer="layout" svg:width="3.5cm" svg:height="1.2cm" svg:x="14.3cm" svg:y="19.096cm">
          <draw:glue-point draw:id="8" svg:x="0.428cm" svg:y="-5cm"/>
          <text:p text:style-name="P2"><text:span text:style-name="T5">Appeal Expir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2" draw:id="id22" draw:layer="layout" svg:width="3.5cm" svg:height="1.2cm" svg:x="14.3cm" svg:y="12.896cm">
          <text:p text:style-name="P2"><text:span text:style-name="T5">Remandment</text:span><text:span text:style-name="T2"><text:line-break/></text:span><text:span text:style-name="T6">obligee: 8 WD + SZ</text:span><text:span text:style-name="T6"><text:line-break/></text:span><text:span text:style-name="T6">afte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7" draw:layer="layout" svg:width="20.324cm" svg:height="1.4cm" svg:x="0.313cm" svg:y="0.593cm">
          <text:p text:style-name="P2"><text:span text:style-name="T7">Inforequest Flow</text:span></text:p>
          <draw:enhanced-geometry svg:viewBox="0 0 21600 21600" draw:type="rectangle" draw:enhanced-path="M 0 0 L 21600 0 21600 21600 0 21600 0 0 Z N"/>
        </draw:custom-shape>
        <draw:frame draw:style-name="gr13" draw:text-style-name="P8" draw:layer="layout" svg:width="3.6cm" svg:height="0.877cm" svg:x="4.713cm" svg:y="11.405cm">
          <draw:text-box>
            <text:p><text:span text:style-name="T6">at most 7 CD</text:span><text:span text:style-name="T6"><text:line-break/></text:span><text:span text:style-name="T6">after DD</text:span></text:p>
          </draw:text-box>
        </draw:frame>
        <draw:frame draw:style-name="gr13" draw:text-style-name="P8" draw:layer="layout" svg:width="3.6cm" svg:height="0.877cm" svg:x="4.713cm" svg:y="18.106cm">
          <draw:text-box>
            <text:p><text:span text:style-name="T6">at most 47 CD</text:span><text:span text:style-name="T6"><text:line-break/></text:span><text:span text:style-name="T6">after deadline</text:span></text:p>
          </draw:text-box>
        </draw:frame>
        <draw:frame draw:style-name="gr13" draw:text-style-name="P8" draw:layer="layout" svg:width="3.6cm" svg:height="0.877cm" svg:x="4.713cm" svg:y="22.617cm">
          <draw:text-box>
            <text:p><text:span text:style-name="T6">at most 47 CD</text:span><text:span text:style-name="T6"><text:line-break/></text:span><text:span text:style-name="T6">after deadline</text:span></text:p>
          </draw:text-box>
        </draw:frame>
        <draw:frame draw:style-name="gr13" draw:text-style-name="P8" draw:layer="layout" svg:width="3.6cm" svg:height="0.877cm" svg:x="4.713cm" svg:y="20.395cm">
          <draw:text-box>
            <text:p><text:span text:style-name="T6">at most 7 CD</text:span><text:span text:style-name="T6"><text:line-break/></text:span><text:span text:style-name="T6">after deadline</text:span></text:p>
          </draw:text-box>
        </draw:frame>
        <draw:frame draw:style-name="gr13" draw:text-style-name="P8" draw:layer="layout" svg:width="3.6cm" svg:height="0.877cm" svg:x="4.713cm" svg:y="8.606cm">
          <draw:text-box>
            <text:p><text:span text:style-name="T6">at most 3 CD</text:span><text:span text:style-name="T6"><text:line-break/></text:span><text:span text:style-name="T6">after deadline</text:span></text:p>
          </draw:text-box>
        </draw:frame>
        <draw:connector draw:style-name="gr6" draw:text-style-name="P1" draw:layer="layout" draw:type="lines" draw:line-skew="0.307cm 0.307cm" svg:x1="8.3cm" svg:y1="5.896cm" svg:x2="9.45cm" svg:y2="5.896cm" draw:start-shape="id11" draw:start-glue-point="4" draw:end-shape="id11" svg:d="M8300 5896v-203h1150v203" svg:viewBox="0 0 1151 204">
          <text:p/>
        </draw:connector>
        <draw:connector draw:style-name="gr6" draw:text-style-name="P1" draw:layer="layout" draw:type="lines" draw:line-skew="0.307cm 0.307cm" svg:x1="8.313cm" svg:y1="19.896cm" svg:x2="9.463cm" svg:y2="19.896cm" svg:d="M8313 19896v-203h1150v203" svg:viewBox="0 0 1151 204">
          <text:p/>
        </draw:connector>
        <draw:connector draw:style-name="gr6" draw:text-style-name="P1" draw:layer="layout" draw:type="lines" draw:line-skew="0.307cm 0.307cm" svg:x1="8.313cm" svg:y1="10.896cm" svg:x2="9.463cm" svg:y2="10.896cm" svg:d="M8313 10896v-203h1150v203" svg:viewBox="0 0 1151 204">
          <text:p/>
        </draw:connector>
        <draw:connector draw:style-name="gr6" draw:text-style-name="P1" draw:layer="layout" draw:type="lines" draw:line-skew="0.307cm 0.307cm" svg:x1="8.263cm" svg:y1="12.896cm" svg:x2="9.413cm" svg:y2="12.896cm" svg:d="M8263 12896v-203h1150v203" svg:viewBox="0 0 1151 20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3" draw:display-name="Arrowheads 3" svg:viewBox="0 0 1131 902" svg:d="M564 0l-564 902h1131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zxx"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cm" fo:margin-bottom="0.88cm" style:text-autospace="none"/>
      <style:text-properties style:font-name="Arial1" fo:font-family="Arial" style:font-family-generic="swiss" style:font-pitch="variable" fo:font-size="20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cm" fo:margin-bottom="0.88cm" style:text-autospace="none"/>
      <style:text-properties style:font-name="Arial1" fo:font-family="Arial" style:font-family-generic="swiss" style:font-pitch="variable" fo:font-size="16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cm" fo:margin-bottom="0cm" style:text-autospace="none"/>
      <style:text-properties style:font-name="Arial1" fo:font-family="Arial" style:font-family-generic="swiss" style:font-pitch="variable" fo:font-size="12pt" fo:font-weight="bold" style:font-name-asian="Lohit Hindi1" style:font-family-asian="'Lohit Hindi'" style:font-pitch-asian="variable" style:font-size-asian="14pt" style:font-weight-asian="bold" style:font-weight-complex="bold"/>
    </style:style>
    <style:style style:name="Todo" style:family="graphic">
      <style:paragraph-properties style:text-autospace="none"/>
    </style:style>
    <style:style style:name="Done" style:family="graphic">
      <style:paragraph-properties style:text-autospace="none"/>
    </style:style>
    <style:style style:name="Variable" style:family="graphic">
      <style:paragraph-properties style:text-autospace="none"/>
      <style:text-properties fo:font-style="italic" style:font-style-asian="italic" style:font-style-complex="italic"/>
    </style:style>
    <style:style style:name="Teletype"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Source_20_Text" style:display-name="Source Text"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RTF_5f_Num_20_50_20_9" style:display-name="RTF_Num 50 9" style:family="graphic">
      <style:paragraph-properties style:text-autospace="none"/>
    </style:style>
    <style:style style:name="RTF_5f_Num_20_50_20_8" style:display-name="RTF_Num 50 8" style:family="graphic">
      <style:paragraph-properties style:text-autospace="none"/>
    </style:style>
    <style:style style:name="RTF_5f_Num_20_50_20_7" style:display-name="RTF_Num 50 7" style:family="graphic">
      <style:paragraph-properties style:text-autospace="none"/>
    </style:style>
    <style:style style:name="RTF_5f_Num_20_50_20_6" style:display-name="RTF_Num 50 6" style:family="graphic">
      <style:paragraph-properties style:text-autospace="none"/>
    </style:style>
    <style:style style:name="RTF_5f_Num_20_50_20_5" style:display-name="RTF_Num 50 5" style:family="graphic">
      <style:paragraph-properties style:text-autospace="none"/>
    </style:style>
    <style:style style:name="RTF_5f_Num_20_50_20_4" style:display-name="RTF_Num 50 4" style:family="graphic">
      <style:paragraph-properties style:text-autospace="none"/>
    </style:style>
    <style:style style:name="RTF_5f_Num_20_50_20_3" style:display-name="RTF_Num 50 3" style:family="graphic">
      <style:paragraph-properties style:text-autospace="none"/>
    </style:style>
    <style:style style:name="RTF_5f_Num_20_50_20_2" style:display-name="RTF_Num 50 2" style:family="graphic">
      <style:paragraph-properties style:text-autospace="none"/>
      <style:text-properties style:font-name-asian="OpenSymbol2" style:font-family-asian="OpenSymbol, 'Arial Unicode MS'"/>
    </style:style>
    <style:style style:name="RTF_5f_Num_20_50_20_1" style:display-name="RTF_Num 50 1" style:family="graphic">
      <style:paragraph-properties style:text-autospace="none"/>
    </style:style>
    <style:style style:name="RTF_5f_Num_20_49_20_9" style:display-name="RTF_Num 49 9" style:family="graphic">
      <style:paragraph-properties style:text-autospace="none"/>
    </style:style>
    <style:style style:name="RTF_5f_Num_20_49_20_8" style:display-name="RTF_Num 49 8" style:family="graphic">
      <style:paragraph-properties style:text-autospace="none"/>
    </style:style>
    <style:style style:name="RTF_5f_Num_20_49_20_7" style:display-name="RTF_Num 49 7" style:family="graphic">
      <style:paragraph-properties style:text-autospace="none"/>
    </style:style>
    <style:style style:name="RTF_5f_Num_20_49_20_6" style:display-name="RTF_Num 49 6" style:family="graphic">
      <style:paragraph-properties style:text-autospace="none"/>
    </style:style>
    <style:style style:name="RTF_5f_Num_20_49_20_5" style:display-name="RTF_Num 49 5" style:family="graphic">
      <style:paragraph-properties style:text-autospace="none"/>
    </style:style>
    <style:style style:name="RTF_5f_Num_20_49_20_4" style:display-name="RTF_Num 49 4" style:family="graphic">
      <style:paragraph-properties style:text-autospace="none"/>
    </style:style>
    <style:style style:name="RTF_5f_Num_20_49_20_3" style:display-name="RTF_Num 49 3" style:family="graphic">
      <style:paragraph-properties style:text-autospace="none"/>
    </style:style>
    <style:style style:name="RTF_5f_Num_20_49_20_2" style:display-name="RTF_Num 49 2" style:family="graphic">
      <style:paragraph-properties style:text-autospace="none"/>
    </style:style>
    <style:style style:name="RTF_5f_Num_20_49_20_1" style:display-name="RTF_Num 49 1" style:family="graphic">
      <style:paragraph-properties style:text-autospace="none"/>
    </style:style>
    <style:style style:name="RTF_5f_Num_20_48_20_9" style:display-name="RTF_Num 48 9" style:family="graphic">
      <style:paragraph-properties style:text-autospace="none"/>
    </style:style>
    <style:style style:name="RTF_5f_Num_20_48_20_8" style:display-name="RTF_Num 48 8" style:family="graphic">
      <style:paragraph-properties style:text-autospace="none"/>
    </style:style>
    <style:style style:name="RTF_5f_Num_20_48_20_7" style:display-name="RTF_Num 48 7" style:family="graphic">
      <style:paragraph-properties style:text-autospace="none"/>
    </style:style>
    <style:style style:name="RTF_5f_Num_20_48_20_6" style:display-name="RTF_Num 48 6" style:family="graphic">
      <style:paragraph-properties style:text-autospace="none"/>
    </style:style>
    <style:style style:name="RTF_5f_Num_20_48_20_5" style:display-name="RTF_Num 48 5" style:family="graphic">
      <style:paragraph-properties style:text-autospace="none"/>
    </style:style>
    <style:style style:name="RTF_5f_Num_20_48_20_4" style:display-name="RTF_Num 48 4" style:family="graphic">
      <style:paragraph-properties style:text-autospace="none"/>
    </style:style>
    <style:style style:name="RTF_5f_Num_20_48_20_3" style:display-name="RTF_Num 48 3" style:family="graphic">
      <style:paragraph-properties style:text-autospace="none"/>
    </style:style>
    <style:style style:name="RTF_5f_Num_20_48_20_2" style:display-name="RTF_Num 48 2" style:family="graphic">
      <style:paragraph-properties style:text-autospace="none"/>
      <style:text-properties style:font-name-asian="OpenSymbol2" style:font-family-asian="OpenSymbol, 'Arial Unicode MS'"/>
    </style:style>
    <style:style style:name="RTF_5f_Num_20_48_20_1" style:display-name="RTF_Num 48 1" style:family="graphic">
      <style:paragraph-properties style:text-autospace="none"/>
    </style:style>
    <style:style style:name="RTF_5f_Num_20_47_20_9" style:display-name="RTF_Num 47 9" style:family="graphic">
      <style:paragraph-properties style:text-autospace="none"/>
    </style:style>
    <style:style style:name="RTF_5f_Num_20_47_20_8" style:display-name="RTF_Num 47 8" style:family="graphic">
      <style:paragraph-properties style:text-autospace="none"/>
    </style:style>
    <style:style style:name="RTF_5f_Num_20_47_20_7" style:display-name="RTF_Num 47 7" style:family="graphic">
      <style:paragraph-properties style:text-autospace="none"/>
    </style:style>
    <style:style style:name="RTF_5f_Num_20_47_20_6" style:display-name="RTF_Num 47 6" style:family="graphic">
      <style:paragraph-properties style:text-autospace="none"/>
    </style:style>
    <style:style style:name="RTF_5f_Num_20_47_20_5" style:display-name="RTF_Num 47 5" style:family="graphic">
      <style:paragraph-properties style:text-autospace="none"/>
    </style:style>
    <style:style style:name="RTF_5f_Num_20_47_20_4" style:display-name="RTF_Num 47 4" style:family="graphic">
      <style:paragraph-properties style:text-autospace="none"/>
    </style:style>
    <style:style style:name="RTF_5f_Num_20_47_20_3" style:display-name="RTF_Num 47 3" style:family="graphic">
      <style:paragraph-properties style:text-autospace="none"/>
    </style:style>
    <style:style style:name="RTF_5f_Num_20_47_20_2" style:display-name="RTF_Num 47 2" style:family="graphic">
      <style:paragraph-properties style:text-autospace="none"/>
    </style:style>
    <style:style style:name="RTF_5f_Num_20_47_20_1" style:display-name="RTF_Num 47 1" style:family="graphic">
      <style:paragraph-properties style:text-autospace="none"/>
    </style:style>
    <style:style style:name="RTF_5f_Num_20_46_20_9" style:display-name="RTF_Num 46 9" style:family="graphic">
      <style:paragraph-properties style:text-autospace="none"/>
    </style:style>
    <style:style style:name="RTF_5f_Num_20_46_20_8" style:display-name="RTF_Num 46 8" style:family="graphic">
      <style:paragraph-properties style:text-autospace="none"/>
    </style:style>
    <style:style style:name="RTF_5f_Num_20_46_20_7" style:display-name="RTF_Num 46 7" style:family="graphic">
      <style:paragraph-properties style:text-autospace="none"/>
    </style:style>
    <style:style style:name="RTF_5f_Num_20_46_20_6" style:display-name="RTF_Num 46 6" style:family="graphic">
      <style:paragraph-properties style:text-autospace="none"/>
    </style:style>
    <style:style style:name="RTF_5f_Num_20_46_20_5" style:display-name="RTF_Num 46 5" style:family="graphic">
      <style:paragraph-properties style:text-autospace="none"/>
    </style:style>
    <style:style style:name="RTF_5f_Num_20_46_20_4" style:display-name="RTF_Num 46 4" style:family="graphic">
      <style:paragraph-properties style:text-autospace="none"/>
    </style:style>
    <style:style style:name="RTF_5f_Num_20_46_20_3" style:display-name="RTF_Num 46 3" style:family="graphic">
      <style:paragraph-properties style:text-autospace="none"/>
    </style:style>
    <style:style style:name="RTF_5f_Num_20_46_20_2" style:display-name="RTF_Num 46 2" style:family="graphic">
      <style:paragraph-properties style:text-autospace="none"/>
      <style:text-properties style:font-name-asian="OpenSymbol2" style:font-family-asian="OpenSymbol, 'Arial Unicode MS'"/>
    </style:style>
    <style:style style:name="RTF_5f_Num_20_46_20_1" style:display-name="RTF_Num 46 1" style:family="graphic">
      <style:paragraph-properties style:text-autospace="none"/>
    </style:style>
    <style:style style:name="RTF_5f_Num_20_45_20_9" style:display-name="RTF_Num 45 9" style:family="graphic">
      <style:paragraph-properties style:text-autospace="none"/>
    </style:style>
    <style:style style:name="RTF_5f_Num_20_45_20_8" style:display-name="RTF_Num 45 8" style:family="graphic">
      <style:paragraph-properties style:text-autospace="none"/>
    </style:style>
    <style:style style:name="RTF_5f_Num_20_45_20_7" style:display-name="RTF_Num 45 7" style:family="graphic">
      <style:paragraph-properties style:text-autospace="none"/>
    </style:style>
    <style:style style:name="RTF_5f_Num_20_45_20_6" style:display-name="RTF_Num 45 6" style:family="graphic">
      <style:paragraph-properties style:text-autospace="none"/>
    </style:style>
    <style:style style:name="RTF_5f_Num_20_45_20_5" style:display-name="RTF_Num 45 5" style:family="graphic">
      <style:paragraph-properties style:text-autospace="none"/>
    </style:style>
    <style:style style:name="RTF_5f_Num_20_45_20_4" style:display-name="RTF_Num 45 4" style:family="graphic">
      <style:paragraph-properties style:text-autospace="none"/>
    </style:style>
    <style:style style:name="RTF_5f_Num_20_45_20_3" style:display-name="RTF_Num 45 3" style:family="graphic">
      <style:paragraph-properties style:text-autospace="none"/>
    </style:style>
    <style:style style:name="RTF_5f_Num_20_45_20_2" style:display-name="RTF_Num 45 2" style:family="graphic">
      <style:paragraph-properties style:text-autospace="none"/>
    </style:style>
    <style:style style:name="RTF_5f_Num_20_45_20_1" style:display-name="RTF_Num 45 1" style:family="graphic">
      <style:paragraph-properties style:text-autospace="none"/>
    </style:style>
    <style:style style:name="RTF_5f_Num_20_44_20_9" style:display-name="RTF_Num 44 9" style:family="graphic">
      <style:paragraph-properties style:text-autospace="none"/>
    </style:style>
    <style:style style:name="RTF_5f_Num_20_44_20_8" style:display-name="RTF_Num 44 8" style:family="graphic">
      <style:paragraph-properties style:text-autospace="none"/>
    </style:style>
    <style:style style:name="RTF_5f_Num_20_44_20_7" style:display-name="RTF_Num 44 7" style:family="graphic">
      <style:paragraph-properties style:text-autospace="none"/>
    </style:style>
    <style:style style:name="RTF_5f_Num_20_44_20_6" style:display-name="RTF_Num 44 6" style:family="graphic">
      <style:paragraph-properties style:text-autospace="none"/>
    </style:style>
    <style:style style:name="RTF_5f_Num_20_44_20_5" style:display-name="RTF_Num 44 5" style:family="graphic">
      <style:paragraph-properties style:text-autospace="none"/>
    </style:style>
    <style:style style:name="RTF_5f_Num_20_44_20_4" style:display-name="RTF_Num 44 4" style:family="graphic">
      <style:paragraph-properties style:text-autospace="none"/>
    </style:style>
    <style:style style:name="RTF_5f_Num_20_44_20_3" style:display-name="RTF_Num 44 3" style:family="graphic">
      <style:paragraph-properties style:text-autospace="none"/>
    </style:style>
    <style:style style:name="RTF_5f_Num_20_44_20_2" style:display-name="RTF_Num 44 2" style:family="graphic">
      <style:paragraph-properties style:text-autospace="none"/>
      <style:text-properties style:font-name-asian="OpenSymbol2" style:font-family-asian="OpenSymbol, 'Arial Unicode MS'"/>
    </style:style>
    <style:style style:name="RTF_5f_Num_20_44_20_1" style:display-name="RTF_Num 44 1" style:family="graphic">
      <style:paragraph-properties style:text-autospace="none"/>
    </style:style>
    <style:style style:name="RTF_5f_Num_20_43_20_9" style:display-name="RTF_Num 43 9" style:family="graphic">
      <style:paragraph-properties style:text-autospace="none"/>
    </style:style>
    <style:style style:name="RTF_5f_Num_20_43_20_8" style:display-name="RTF_Num 43 8" style:family="graphic">
      <style:paragraph-properties style:text-autospace="none"/>
    </style:style>
    <style:style style:name="RTF_5f_Num_20_43_20_7" style:display-name="RTF_Num 43 7" style:family="graphic">
      <style:paragraph-properties style:text-autospace="none"/>
    </style:style>
    <style:style style:name="RTF_5f_Num_20_43_20_6" style:display-name="RTF_Num 43 6" style:family="graphic">
      <style:paragraph-properties style:text-autospace="none"/>
    </style:style>
    <style:style style:name="RTF_5f_Num_20_43_20_5" style:display-name="RTF_Num 43 5" style:family="graphic">
      <style:paragraph-properties style:text-autospace="none"/>
    </style:style>
    <style:style style:name="RTF_5f_Num_20_43_20_4" style:display-name="RTF_Num 43 4" style:family="graphic">
      <style:paragraph-properties style:text-autospace="none"/>
    </style:style>
    <style:style style:name="RTF_5f_Num_20_43_20_3" style:display-name="RTF_Num 43 3" style:family="graphic">
      <style:paragraph-properties style:text-autospace="none"/>
    </style:style>
    <style:style style:name="RTF_5f_Num_20_43_20_2" style:display-name="RTF_Num 43 2" style:family="graphic">
      <style:paragraph-properties style:text-autospace="none"/>
    </style:style>
    <style:style style:name="RTF_5f_Num_20_43_20_1" style:display-name="RTF_Num 43 1" style:family="graphic">
      <style:paragraph-properties style:text-autospace="none"/>
    </style:style>
    <style:style style:name="RTF_5f_Num_20_42_20_9" style:display-name="RTF_Num 42 9" style:family="graphic">
      <style:paragraph-properties style:text-autospace="none"/>
    </style:style>
    <style:style style:name="RTF_5f_Num_20_42_20_8" style:display-name="RTF_Num 42 8" style:family="graphic">
      <style:paragraph-properties style:text-autospace="none"/>
    </style:style>
    <style:style style:name="RTF_5f_Num_20_42_20_7" style:display-name="RTF_Num 42 7" style:family="graphic">
      <style:paragraph-properties style:text-autospace="none"/>
    </style:style>
    <style:style style:name="RTF_5f_Num_20_42_20_6" style:display-name="RTF_Num 42 6" style:family="graphic">
      <style:paragraph-properties style:text-autospace="none"/>
    </style:style>
    <style:style style:name="RTF_5f_Num_20_42_20_5" style:display-name="RTF_Num 42 5" style:family="graphic">
      <style:paragraph-properties style:text-autospace="none"/>
    </style:style>
    <style:style style:name="RTF_5f_Num_20_42_20_4" style:display-name="RTF_Num 42 4" style:family="graphic">
      <style:paragraph-properties style:text-autospace="none"/>
    </style:style>
    <style:style style:name="RTF_5f_Num_20_42_20_3" style:display-name="RTF_Num 42 3" style:family="graphic">
      <style:paragraph-properties style:text-autospace="none"/>
    </style:style>
    <style:style style:name="RTF_5f_Num_20_42_20_2" style:display-name="RTF_Num 42 2" style:family="graphic">
      <style:paragraph-properties style:text-autospace="none"/>
      <style:text-properties style:font-name-asian="OpenSymbol2" style:font-family-asian="OpenSymbol, 'Arial Unicode MS'"/>
    </style:style>
    <style:style style:name="RTF_5f_Num_20_42_20_1" style:display-name="RTF_Num 42 1" style:family="graphic">
      <style:paragraph-properties style:text-autospace="none"/>
    </style:style>
    <style:style style:name="RTF_5f_Num_20_41_20_9" style:display-name="RTF_Num 41 9" style:family="graphic">
      <style:paragraph-properties style:text-autospace="none"/>
    </style:style>
    <style:style style:name="RTF_5f_Num_20_41_20_8" style:display-name="RTF_Num 41 8" style:family="graphic">
      <style:paragraph-properties style:text-autospace="none"/>
    </style:style>
    <style:style style:name="RTF_5f_Num_20_41_20_7" style:display-name="RTF_Num 41 7" style:family="graphic">
      <style:paragraph-properties style:text-autospace="none"/>
    </style:style>
    <style:style style:name="RTF_5f_Num_20_41_20_6" style:display-name="RTF_Num 41 6" style:family="graphic">
      <style:paragraph-properties style:text-autospace="none"/>
    </style:style>
    <style:style style:name="RTF_5f_Num_20_41_20_5" style:display-name="RTF_Num 41 5" style:family="graphic">
      <style:paragraph-properties style:text-autospace="none"/>
    </style:style>
    <style:style style:name="RTF_5f_Num_20_41_20_4" style:display-name="RTF_Num 41 4" style:family="graphic">
      <style:paragraph-properties style:text-autospace="none"/>
    </style:style>
    <style:style style:name="RTF_5f_Num_20_41_20_3" style:display-name="RTF_Num 41 3" style:family="graphic">
      <style:paragraph-properties style:text-autospace="none"/>
    </style:style>
    <style:style style:name="RTF_5f_Num_20_41_20_2" style:display-name="RTF_Num 41 2" style:family="graphic">
      <style:paragraph-properties style:text-autospace="none"/>
    </style:style>
    <style:style style:name="RTF_5f_Num_20_41_20_1" style:display-name="RTF_Num 41 1" style:family="graphic">
      <style:paragraph-properties style:text-autospace="none"/>
    </style:style>
    <style:style style:name="RTF_5f_Num_20_40_20_9" style:display-name="RTF_Num 40 9" style:family="graphic">
      <style:paragraph-properties style:text-autospace="none"/>
    </style:style>
    <style:style style:name="RTF_5f_Num_20_40_20_8" style:display-name="RTF_Num 40 8" style:family="graphic">
      <style:paragraph-properties style:text-autospace="none"/>
    </style:style>
    <style:style style:name="RTF_5f_Num_20_40_20_7" style:display-name="RTF_Num 40 7" style:family="graphic">
      <style:paragraph-properties style:text-autospace="none"/>
    </style:style>
    <style:style style:name="RTF_5f_Num_20_40_20_6" style:display-name="RTF_Num 40 6" style:family="graphic">
      <style:paragraph-properties style:text-autospace="none"/>
    </style:style>
    <style:style style:name="RTF_5f_Num_20_40_20_5" style:display-name="RTF_Num 40 5" style:family="graphic">
      <style:paragraph-properties style:text-autospace="none"/>
    </style:style>
    <style:style style:name="RTF_5f_Num_20_40_20_4" style:display-name="RTF_Num 40 4" style:family="graphic">
      <style:paragraph-properties style:text-autospace="none"/>
    </style:style>
    <style:style style:name="RTF_5f_Num_20_40_20_3" style:display-name="RTF_Num 40 3" style:family="graphic">
      <style:paragraph-properties style:text-autospace="none"/>
    </style:style>
    <style:style style:name="RTF_5f_Num_20_40_20_2" style:display-name="RTF_Num 40 2" style:family="graphic">
      <style:paragraph-properties style:text-autospace="none"/>
      <style:text-properties style:font-name-asian="OpenSymbol2" style:font-family-asian="OpenSymbol, 'Arial Unicode MS'"/>
    </style:style>
    <style:style style:name="RTF_5f_Num_20_40_20_1" style:display-name="RTF_Num 40 1" style:family="graphic">
      <style:paragraph-properties style:text-autospace="none"/>
    </style:style>
    <style:style style:name="RTF_5f_Num_20_39_20_9" style:display-name="RTF_Num 39 9" style:family="graphic">
      <style:paragraph-properties style:text-autospace="none"/>
    </style:style>
    <style:style style:name="RTF_5f_Num_20_39_20_8" style:display-name="RTF_Num 39 8" style:family="graphic">
      <style:paragraph-properties style:text-autospace="none"/>
    </style:style>
    <style:style style:name="RTF_5f_Num_20_39_20_7" style:display-name="RTF_Num 39 7" style:family="graphic">
      <style:paragraph-properties style:text-autospace="none"/>
    </style:style>
    <style:style style:name="RTF_5f_Num_20_39_20_6" style:display-name="RTF_Num 39 6" style:family="graphic">
      <style:paragraph-properties style:text-autospace="none"/>
    </style:style>
    <style:style style:name="RTF_5f_Num_20_39_20_5" style:display-name="RTF_Num 39 5" style:family="graphic">
      <style:paragraph-properties style:text-autospace="none"/>
    </style:style>
    <style:style style:name="RTF_5f_Num_20_39_20_4" style:display-name="RTF_Num 39 4" style:family="graphic">
      <style:paragraph-properties style:text-autospace="none"/>
    </style:style>
    <style:style style:name="RTF_5f_Num_20_39_20_3" style:display-name="RTF_Num 39 3" style:family="graphic">
      <style:paragraph-properties style:text-autospace="none"/>
    </style:style>
    <style:style style:name="RTF_5f_Num_20_39_20_2" style:display-name="RTF_Num 39 2" style:family="graphic">
      <style:paragraph-properties style:text-autospace="none"/>
    </style:style>
    <style:style style:name="RTF_5f_Num_20_39_20_1" style:display-name="RTF_Num 39 1" style:family="graphic">
      <style:paragraph-properties style:text-autospace="none"/>
    </style:style>
    <style:style style:name="RTF_5f_Num_20_38_20_9" style:display-name="RTF_Num 38 9" style:family="graphic">
      <style:paragraph-properties style:text-autospace="none"/>
    </style:style>
    <style:style style:name="RTF_5f_Num_20_38_20_8" style:display-name="RTF_Num 38 8" style:family="graphic">
      <style:paragraph-properties style:text-autospace="none"/>
    </style:style>
    <style:style style:name="RTF_5f_Num_20_38_20_7" style:display-name="RTF_Num 38 7" style:family="graphic">
      <style:paragraph-properties style:text-autospace="none"/>
    </style:style>
    <style:style style:name="RTF_5f_Num_20_38_20_6" style:display-name="RTF_Num 38 6" style:family="graphic">
      <style:paragraph-properties style:text-autospace="none"/>
    </style:style>
    <style:style style:name="RTF_5f_Num_20_38_20_5" style:display-name="RTF_Num 38 5" style:family="graphic">
      <style:paragraph-properties style:text-autospace="none"/>
    </style:style>
    <style:style style:name="RTF_5f_Num_20_38_20_4" style:display-name="RTF_Num 38 4" style:family="graphic">
      <style:paragraph-properties style:text-autospace="none"/>
    </style:style>
    <style:style style:name="RTF_5f_Num_20_38_20_3" style:display-name="RTF_Num 38 3" style:family="graphic">
      <style:paragraph-properties style:text-autospace="none"/>
    </style:style>
    <style:style style:name="RTF_5f_Num_20_38_20_2" style:display-name="RTF_Num 38 2" style:family="graphic">
      <style:paragraph-properties style:text-autospace="none"/>
      <style:text-properties style:font-name-asian="OpenSymbol2" style:font-family-asian="OpenSymbol, 'Arial Unicode MS'"/>
    </style:style>
    <style:style style:name="RTF_5f_Num_20_38_20_1" style:display-name="RTF_Num 38 1" style:family="graphic">
      <style:paragraph-properties style:text-autospace="none"/>
    </style:style>
    <style:style style:name="RTF_5f_Num_20_37_20_9" style:display-name="RTF_Num 37 9" style:family="graphic">
      <style:paragraph-properties style:text-autospace="none"/>
    </style:style>
    <style:style style:name="RTF_5f_Num_20_37_20_8" style:display-name="RTF_Num 37 8" style:family="graphic">
      <style:paragraph-properties style:text-autospace="none"/>
    </style:style>
    <style:style style:name="RTF_5f_Num_20_37_20_7" style:display-name="RTF_Num 37 7" style:family="graphic">
      <style:paragraph-properties style:text-autospace="none"/>
    </style:style>
    <style:style style:name="RTF_5f_Num_20_37_20_6" style:display-name="RTF_Num 37 6" style:family="graphic">
      <style:paragraph-properties style:text-autospace="none"/>
    </style:style>
    <style:style style:name="RTF_5f_Num_20_37_20_5" style:display-name="RTF_Num 37 5" style:family="graphic">
      <style:paragraph-properties style:text-autospace="none"/>
    </style:style>
    <style:style style:name="RTF_5f_Num_20_37_20_4" style:display-name="RTF_Num 37 4" style:family="graphic">
      <style:paragraph-properties style:text-autospace="none"/>
    </style:style>
    <style:style style:name="RTF_5f_Num_20_37_20_3" style:display-name="RTF_Num 37 3" style:family="graphic">
      <style:paragraph-properties style:text-autospace="none"/>
    </style:style>
    <style:style style:name="RTF_5f_Num_20_37_20_2" style:display-name="RTF_Num 37 2" style:family="graphic">
      <style:paragraph-properties style:text-autospace="none"/>
    </style:style>
    <style:style style:name="RTF_5f_Num_20_37_20_1" style:display-name="RTF_Num 37 1" style:family="graphic">
      <style:paragraph-properties style:text-autospace="none"/>
    </style:style>
    <style:style style:name="RTF_5f_Num_20_36_20_9" style:display-name="RTF_Num 36 9" style:family="graphic">
      <style:paragraph-properties style:text-autospace="none"/>
    </style:style>
    <style:style style:name="RTF_5f_Num_20_36_20_8" style:display-name="RTF_Num 36 8" style:family="graphic">
      <style:paragraph-properties style:text-autospace="none"/>
    </style:style>
    <style:style style:name="RTF_5f_Num_20_36_20_7" style:display-name="RTF_Num 36 7" style:family="graphic">
      <style:paragraph-properties style:text-autospace="none"/>
    </style:style>
    <style:style style:name="RTF_5f_Num_20_36_20_6" style:display-name="RTF_Num 36 6" style:family="graphic">
      <style:paragraph-properties style:text-autospace="none"/>
    </style:style>
    <style:style style:name="RTF_5f_Num_20_36_20_5" style:display-name="RTF_Num 36 5" style:family="graphic">
      <style:paragraph-properties style:text-autospace="none"/>
    </style:style>
    <style:style style:name="RTF_5f_Num_20_36_20_4" style:display-name="RTF_Num 36 4" style:family="graphic">
      <style:paragraph-properties style:text-autospace="none"/>
    </style:style>
    <style:style style:name="RTF_5f_Num_20_36_20_3" style:display-name="RTF_Num 36 3" style:family="graphic">
      <style:paragraph-properties style:text-autospace="none"/>
    </style:style>
    <style:style style:name="RTF_5f_Num_20_36_20_2" style:display-name="RTF_Num 36 2" style:family="graphic">
      <style:paragraph-properties style:text-autospace="none"/>
      <style:text-properties style:font-name-asian="OpenSymbol2" style:font-family-asian="OpenSymbol, 'Arial Unicode MS'"/>
    </style:style>
    <style:style style:name="RTF_5f_Num_20_36_20_1" style:display-name="RTF_Num 36 1" style:family="graphic">
      <style:paragraph-properties style:text-autospace="none"/>
    </style:style>
    <style:style style:name="RTF_5f_Num_20_35_20_9" style:display-name="RTF_Num 35 9" style:family="graphic">
      <style:paragraph-properties style:text-autospace="none"/>
    </style:style>
    <style:style style:name="RTF_5f_Num_20_35_20_8" style:display-name="RTF_Num 35 8" style:family="graphic">
      <style:paragraph-properties style:text-autospace="none"/>
    </style:style>
    <style:style style:name="RTF_5f_Num_20_35_20_7" style:display-name="RTF_Num 35 7" style:family="graphic">
      <style:paragraph-properties style:text-autospace="none"/>
    </style:style>
    <style:style style:name="RTF_5f_Num_20_35_20_6" style:display-name="RTF_Num 35 6" style:family="graphic">
      <style:paragraph-properties style:text-autospace="none"/>
    </style:style>
    <style:style style:name="RTF_5f_Num_20_35_20_5" style:display-name="RTF_Num 35 5" style:family="graphic">
      <style:paragraph-properties style:text-autospace="none"/>
    </style:style>
    <style:style style:name="RTF_5f_Num_20_35_20_4" style:display-name="RTF_Num 35 4" style:family="graphic">
      <style:paragraph-properties style:text-autospace="none"/>
    </style:style>
    <style:style style:name="RTF_5f_Num_20_35_20_3" style:display-name="RTF_Num 35 3" style:family="graphic">
      <style:paragraph-properties style:text-autospace="none"/>
    </style:style>
    <style:style style:name="RTF_5f_Num_20_35_20_2" style:display-name="RTF_Num 35 2" style:family="graphic">
      <style:paragraph-properties style:text-autospace="none"/>
    </style:style>
    <style:style style:name="RTF_5f_Num_20_35_20_1" style:display-name="RTF_Num 35 1" style:family="graphic">
      <style:paragraph-properties style:text-autospace="none"/>
    </style:style>
    <style:style style:name="RTF_5f_Num_20_34_20_9" style:display-name="RTF_Num 34 9" style:family="graphic">
      <style:paragraph-properties style:text-autospace="none"/>
    </style:style>
    <style:style style:name="RTF_5f_Num_20_34_20_8" style:display-name="RTF_Num 34 8" style:family="graphic">
      <style:paragraph-properties style:text-autospace="none"/>
    </style:style>
    <style:style style:name="RTF_5f_Num_20_34_20_7" style:display-name="RTF_Num 34 7" style:family="graphic">
      <style:paragraph-properties style:text-autospace="none"/>
    </style:style>
    <style:style style:name="RTF_5f_Num_20_34_20_6" style:display-name="RTF_Num 34 6" style:family="graphic">
      <style:paragraph-properties style:text-autospace="none"/>
    </style:style>
    <style:style style:name="RTF_5f_Num_20_34_20_5" style:display-name="RTF_Num 34 5" style:family="graphic">
      <style:paragraph-properties style:text-autospace="none"/>
    </style:style>
    <style:style style:name="RTF_5f_Num_20_34_20_4" style:display-name="RTF_Num 34 4" style:family="graphic">
      <style:paragraph-properties style:text-autospace="none"/>
    </style:style>
    <style:style style:name="RTF_5f_Num_20_34_20_3" style:display-name="RTF_Num 34 3" style:family="graphic">
      <style:paragraph-properties style:text-autospace="none"/>
    </style:style>
    <style:style style:name="RTF_5f_Num_20_34_20_2" style:display-name="RTF_Num 34 2" style:family="graphic">
      <style:paragraph-properties style:text-autospace="none"/>
      <style:text-properties style:font-name-asian="OpenSymbol2" style:font-family-asian="OpenSymbol, 'Arial Unicode MS'"/>
    </style:style>
    <style:style style:name="RTF_5f_Num_20_34_20_1" style:display-name="RTF_Num 34 1" style:family="graphic">
      <style:paragraph-properties style:text-autospace="none"/>
    </style:style>
    <style:style style:name="RTF_5f_Num_20_33_20_9" style:display-name="RTF_Num 33 9" style:family="graphic">
      <style:paragraph-properties style:text-autospace="none"/>
    </style:style>
    <style:style style:name="RTF_5f_Num_20_33_20_8" style:display-name="RTF_Num 33 8" style:family="graphic">
      <style:paragraph-properties style:text-autospace="none"/>
    </style:style>
    <style:style style:name="RTF_5f_Num_20_33_20_7" style:display-name="RTF_Num 33 7" style:family="graphic">
      <style:paragraph-properties style:text-autospace="none"/>
    </style:style>
    <style:style style:name="RTF_5f_Num_20_33_20_6" style:display-name="RTF_Num 33 6" style:family="graphic">
      <style:paragraph-properties style:text-autospace="none"/>
    </style:style>
    <style:style style:name="RTF_5f_Num_20_33_20_5" style:display-name="RTF_Num 33 5" style:family="graphic">
      <style:paragraph-properties style:text-autospace="none"/>
    </style:style>
    <style:style style:name="RTF_5f_Num_20_33_20_4" style:display-name="RTF_Num 33 4" style:family="graphic">
      <style:paragraph-properties style:text-autospace="none"/>
    </style:style>
    <style:style style:name="RTF_5f_Num_20_33_20_3" style:display-name="RTF_Num 33 3" style:family="graphic">
      <style:paragraph-properties style:text-autospace="none"/>
    </style:style>
    <style:style style:name="RTF_5f_Num_20_33_20_2" style:display-name="RTF_Num 33 2" style:family="graphic">
      <style:paragraph-properties style:text-autospace="none"/>
    </style:style>
    <style:style style:name="RTF_5f_Num_20_33_20_1" style:display-name="RTF_Num 33 1" style:family="graphic">
      <style:paragraph-properties style:text-autospace="none"/>
    </style:style>
    <style:style style:name="RTF_5f_Num_20_32_20_9" style:display-name="RTF_Num 32 9" style:family="graphic">
      <style:paragraph-properties style:text-autospace="none"/>
    </style:style>
    <style:style style:name="RTF_5f_Num_20_32_20_8" style:display-name="RTF_Num 32 8" style:family="graphic">
      <style:paragraph-properties style:text-autospace="none"/>
    </style:style>
    <style:style style:name="RTF_5f_Num_20_32_20_7" style:display-name="RTF_Num 32 7" style:family="graphic">
      <style:paragraph-properties style:text-autospace="none"/>
    </style:style>
    <style:style style:name="RTF_5f_Num_20_32_20_6" style:display-name="RTF_Num 32 6" style:family="graphic">
      <style:paragraph-properties style:text-autospace="none"/>
    </style:style>
    <style:style style:name="RTF_5f_Num_20_32_20_5" style:display-name="RTF_Num 32 5" style:family="graphic">
      <style:paragraph-properties style:text-autospace="none"/>
    </style:style>
    <style:style style:name="RTF_5f_Num_20_32_20_4" style:display-name="RTF_Num 32 4" style:family="graphic">
      <style:paragraph-properties style:text-autospace="none"/>
    </style:style>
    <style:style style:name="RTF_5f_Num_20_32_20_3" style:display-name="RTF_Num 32 3" style:family="graphic">
      <style:paragraph-properties style:text-autospace="none"/>
    </style:style>
    <style:style style:name="RTF_5f_Num_20_32_20_2" style:display-name="RTF_Num 32 2" style:family="graphic">
      <style:paragraph-properties style:text-autospace="none"/>
      <style:text-properties style:font-name-asian="OpenSymbol2" style:font-family-asian="OpenSymbol, 'Arial Unicode MS'"/>
    </style:style>
    <style:style style:name="RTF_5f_Num_20_32_20_1" style:display-name="RTF_Num 32 1" style:family="graphic">
      <style:paragraph-properties style:text-autospace="none"/>
    </style:style>
    <style:style style:name="RTF_5f_Num_20_31_20_9" style:display-name="RTF_Num 31 9" style:family="graphic">
      <style:paragraph-properties style:text-autospace="none"/>
    </style:style>
    <style:style style:name="RTF_5f_Num_20_31_20_8" style:display-name="RTF_Num 31 8" style:family="graphic">
      <style:paragraph-properties style:text-autospace="none"/>
    </style:style>
    <style:style style:name="RTF_5f_Num_20_31_20_7" style:display-name="RTF_Num 31 7" style:family="graphic">
      <style:paragraph-properties style:text-autospace="none"/>
    </style:style>
    <style:style style:name="RTF_5f_Num_20_31_20_6" style:display-name="RTF_Num 31 6" style:family="graphic">
      <style:paragraph-properties style:text-autospace="none"/>
    </style:style>
    <style:style style:name="RTF_5f_Num_20_31_20_5" style:display-name="RTF_Num 31 5" style:family="graphic">
      <style:paragraph-properties style:text-autospace="none"/>
    </style:style>
    <style:style style:name="RTF_5f_Num_20_31_20_4" style:display-name="RTF_Num 31 4" style:family="graphic">
      <style:paragraph-properties style:text-autospace="none"/>
    </style:style>
    <style:style style:name="RTF_5f_Num_20_31_20_3" style:display-name="RTF_Num 31 3" style:family="graphic">
      <style:paragraph-properties style:text-autospace="none"/>
    </style:style>
    <style:style style:name="RTF_5f_Num_20_31_20_2" style:display-name="RTF_Num 31 2" style:family="graphic">
      <style:paragraph-properties style:text-autospace="none"/>
    </style:style>
    <style:style style:name="RTF_5f_Num_20_31_20_1" style:display-name="RTF_Num 31 1" style:family="graphic">
      <style:paragraph-properties style:text-autospace="none"/>
    </style:style>
    <style:style style:name="RTF_5f_Num_20_30_20_9" style:display-name="RTF_Num 30 9" style:family="graphic">
      <style:paragraph-properties style:text-autospace="none"/>
    </style:style>
    <style:style style:name="RTF_5f_Num_20_30_20_8" style:display-name="RTF_Num 30 8" style:family="graphic">
      <style:paragraph-properties style:text-autospace="none"/>
    </style:style>
    <style:style style:name="RTF_5f_Num_20_30_20_7" style:display-name="RTF_Num 30 7" style:family="graphic">
      <style:paragraph-properties style:text-autospace="none"/>
    </style:style>
    <style:style style:name="RTF_5f_Num_20_30_20_6" style:display-name="RTF_Num 30 6" style:family="graphic">
      <style:paragraph-properties style:text-autospace="none"/>
    </style:style>
    <style:style style:name="RTF_5f_Num_20_30_20_5" style:display-name="RTF_Num 30 5" style:family="graphic">
      <style:paragraph-properties style:text-autospace="none"/>
    </style:style>
    <style:style style:name="RTF_5f_Num_20_30_20_4" style:display-name="RTF_Num 30 4" style:family="graphic">
      <style:paragraph-properties style:text-autospace="none"/>
    </style:style>
    <style:style style:name="RTF_5f_Num_20_30_20_3" style:display-name="RTF_Num 30 3" style:family="graphic">
      <style:paragraph-properties style:text-autospace="none"/>
    </style:style>
    <style:style style:name="RTF_5f_Num_20_30_20_2" style:display-name="RTF_Num 30 2" style:family="graphic">
      <style:paragraph-properties style:text-autospace="none"/>
      <style:text-properties style:font-name-asian="OpenSymbol2" style:font-family-asian="OpenSymbol, 'Arial Unicode MS'"/>
    </style:style>
    <style:style style:name="RTF_5f_Num_20_30_20_1" style:display-name="RTF_Num 30 1" style:family="graphic">
      <style:paragraph-properties style:text-autospace="none"/>
    </style:style>
    <style:style style:name="RTF_5f_Num_20_29_20_9" style:display-name="RTF_Num 29 9" style:family="graphic">
      <style:paragraph-properties style:text-autospace="none"/>
    </style:style>
    <style:style style:name="RTF_5f_Num_20_29_20_8" style:display-name="RTF_Num 29 8" style:family="graphic">
      <style:paragraph-properties style:text-autospace="none"/>
    </style:style>
    <style:style style:name="RTF_5f_Num_20_29_20_7" style:display-name="RTF_Num 29 7" style:family="graphic">
      <style:paragraph-properties style:text-autospace="none"/>
    </style:style>
    <style:style style:name="RTF_5f_Num_20_29_20_6" style:display-name="RTF_Num 29 6" style:family="graphic">
      <style:paragraph-properties style:text-autospace="none"/>
    </style:style>
    <style:style style:name="RTF_5f_Num_20_29_20_5" style:display-name="RTF_Num 29 5" style:family="graphic">
      <style:paragraph-properties style:text-autospace="none"/>
    </style:style>
    <style:style style:name="RTF_5f_Num_20_29_20_4" style:display-name="RTF_Num 29 4" style:family="graphic">
      <style:paragraph-properties style:text-autospace="none"/>
    </style:style>
    <style:style style:name="RTF_5f_Num_20_29_20_3" style:display-name="RTF_Num 29 3" style:family="graphic">
      <style:paragraph-properties style:text-autospace="none"/>
    </style:style>
    <style:style style:name="RTF_5f_Num_20_29_20_2" style:display-name="RTF_Num 29 2" style:family="graphic">
      <style:paragraph-properties style:text-autospace="none"/>
    </style:style>
    <style:style style:name="RTF_5f_Num_20_29_20_1" style:display-name="RTF_Num 29 1" style:family="graphic">
      <style:paragraph-properties style:text-autospace="none"/>
    </style:style>
    <style:style style:name="RTF_5f_Num_20_28_20_9" style:display-name="RTF_Num 28 9" style:family="graphic">
      <style:paragraph-properties style:text-autospace="none"/>
    </style:style>
    <style:style style:name="RTF_5f_Num_20_28_20_8" style:display-name="RTF_Num 28 8" style:family="graphic">
      <style:paragraph-properties style:text-autospace="none"/>
    </style:style>
    <style:style style:name="RTF_5f_Num_20_28_20_7" style:display-name="RTF_Num 28 7" style:family="graphic">
      <style:paragraph-properties style:text-autospace="none"/>
    </style:style>
    <style:style style:name="RTF_5f_Num_20_28_20_6" style:display-name="RTF_Num 28 6" style:family="graphic">
      <style:paragraph-properties style:text-autospace="none"/>
    </style:style>
    <style:style style:name="RTF_5f_Num_20_28_20_5" style:display-name="RTF_Num 28 5" style:family="graphic">
      <style:paragraph-properties style:text-autospace="none"/>
    </style:style>
    <style:style style:name="RTF_5f_Num_20_28_20_4" style:display-name="RTF_Num 28 4" style:family="graphic">
      <style:paragraph-properties style:text-autospace="none"/>
    </style:style>
    <style:style style:name="RTF_5f_Num_20_28_20_3" style:display-name="RTF_Num 28 3" style:family="graphic">
      <style:paragraph-properties style:text-autospace="none"/>
    </style:style>
    <style:style style:name="RTF_5f_Num_20_28_20_2" style:display-name="RTF_Num 28 2" style:family="graphic">
      <style:paragraph-properties style:text-autospace="none"/>
      <style:text-properties style:font-name-asian="OpenSymbol2" style:font-family-asian="OpenSymbol, 'Arial Unicode MS'"/>
    </style:style>
    <style:style style:name="RTF_5f_Num_20_28_20_1" style:display-name="RTF_Num 28 1" style:family="graphic">
      <style:paragraph-properties style:text-autospace="none"/>
    </style:style>
    <style:style style:name="RTF_5f_Num_20_27_20_9" style:display-name="RTF_Num 27 9" style:family="graphic">
      <style:paragraph-properties style:text-autospace="none"/>
    </style:style>
    <style:style style:name="RTF_5f_Num_20_27_20_8" style:display-name="RTF_Num 27 8" style:family="graphic">
      <style:paragraph-properties style:text-autospace="none"/>
    </style:style>
    <style:style style:name="RTF_5f_Num_20_27_20_7" style:display-name="RTF_Num 27 7" style:family="graphic">
      <style:paragraph-properties style:text-autospace="none"/>
    </style:style>
    <style:style style:name="RTF_5f_Num_20_27_20_6" style:display-name="RTF_Num 27 6" style:family="graphic">
      <style:paragraph-properties style:text-autospace="none"/>
    </style:style>
    <style:style style:name="RTF_5f_Num_20_27_20_5" style:display-name="RTF_Num 27 5" style:family="graphic">
      <style:paragraph-properties style:text-autospace="none"/>
    </style:style>
    <style:style style:name="RTF_5f_Num_20_27_20_4" style:display-name="RTF_Num 27 4" style:family="graphic">
      <style:paragraph-properties style:text-autospace="none"/>
    </style:style>
    <style:style style:name="RTF_5f_Num_20_27_20_3" style:display-name="RTF_Num 27 3" style:family="graphic">
      <style:paragraph-properties style:text-autospace="none"/>
    </style:style>
    <style:style style:name="RTF_5f_Num_20_27_20_2" style:display-name="RTF_Num 27 2" style:family="graphic">
      <style:paragraph-properties style:text-autospace="none"/>
    </style:style>
    <style:style style:name="RTF_5f_Num_20_27_20_1" style:display-name="RTF_Num 27 1" style:family="graphic">
      <style:paragraph-properties style:text-autospace="none"/>
    </style:style>
    <style:style style:name="RTF_5f_Num_20_26_20_9" style:display-name="RTF_Num 26 9" style:family="graphic">
      <style:paragraph-properties style:text-autospace="none"/>
    </style:style>
    <style:style style:name="RTF_5f_Num_20_26_20_8" style:display-name="RTF_Num 26 8" style:family="graphic">
      <style:paragraph-properties style:text-autospace="none"/>
    </style:style>
    <style:style style:name="RTF_5f_Num_20_26_20_7" style:display-name="RTF_Num 26 7" style:family="graphic">
      <style:paragraph-properties style:text-autospace="none"/>
    </style:style>
    <style:style style:name="RTF_5f_Num_20_26_20_6" style:display-name="RTF_Num 26 6" style:family="graphic">
      <style:paragraph-properties style:text-autospace="none"/>
    </style:style>
    <style:style style:name="RTF_5f_Num_20_26_20_5" style:display-name="RTF_Num 26 5" style:family="graphic">
      <style:paragraph-properties style:text-autospace="none"/>
    </style:style>
    <style:style style:name="RTF_5f_Num_20_26_20_4" style:display-name="RTF_Num 26 4" style:family="graphic">
      <style:paragraph-properties style:text-autospace="none"/>
    </style:style>
    <style:style style:name="RTF_5f_Num_20_26_20_3" style:display-name="RTF_Num 26 3" style:family="graphic">
      <style:paragraph-properties style:text-autospace="none"/>
    </style:style>
    <style:style style:name="RTF_5f_Num_20_26_20_2" style:display-name="RTF_Num 26 2" style:family="graphic">
      <style:paragraph-properties style:text-autospace="none"/>
      <style:text-properties style:font-name-asian="OpenSymbol2" style:font-family-asian="OpenSymbol, 'Arial Unicode MS'"/>
    </style:style>
    <style:style style:name="RTF_5f_Num_20_26_20_1" style:display-name="RTF_Num 26 1" style:family="graphic">
      <style:paragraph-properties style:text-autospace="none"/>
    </style:style>
    <style:style style:name="RTF_5f_Num_20_25_20_9" style:display-name="RTF_Num 25 9" style:family="graphic">
      <style:paragraph-properties style:text-autospace="none"/>
    </style:style>
    <style:style style:name="RTF_5f_Num_20_25_20_8" style:display-name="RTF_Num 25 8" style:family="graphic">
      <style:paragraph-properties style:text-autospace="none"/>
    </style:style>
    <style:style style:name="RTF_5f_Num_20_25_20_7" style:display-name="RTF_Num 25 7" style:family="graphic">
      <style:paragraph-properties style:text-autospace="none"/>
    </style:style>
    <style:style style:name="RTF_5f_Num_20_25_20_6" style:display-name="RTF_Num 25 6" style:family="graphic">
      <style:paragraph-properties style:text-autospace="none"/>
    </style:style>
    <style:style style:name="RTF_5f_Num_20_25_20_5" style:display-name="RTF_Num 25 5" style:family="graphic">
      <style:paragraph-properties style:text-autospace="none"/>
    </style:style>
    <style:style style:name="RTF_5f_Num_20_25_20_4" style:display-name="RTF_Num 25 4" style:family="graphic">
      <style:paragraph-properties style:text-autospace="none"/>
    </style:style>
    <style:style style:name="RTF_5f_Num_20_25_20_3" style:display-name="RTF_Num 25 3" style:family="graphic">
      <style:paragraph-properties style:text-autospace="none"/>
    </style:style>
    <style:style style:name="RTF_5f_Num_20_25_20_2" style:display-name="RTF_Num 25 2" style:family="graphic">
      <style:paragraph-properties style:text-autospace="none"/>
    </style:style>
    <style:style style:name="RTF_5f_Num_20_25_20_1" style:display-name="RTF_Num 25 1" style:family="graphic">
      <style:paragraph-properties style:text-autospace="none"/>
    </style:style>
    <style:style style:name="RTF_5f_Num_20_24_20_9" style:display-name="RTF_Num 24 9" style:family="graphic">
      <style:paragraph-properties style:text-autospace="none"/>
    </style:style>
    <style:style style:name="RTF_5f_Num_20_24_20_8" style:display-name="RTF_Num 24 8" style:family="graphic">
      <style:paragraph-properties style:text-autospace="none"/>
    </style:style>
    <style:style style:name="RTF_5f_Num_20_24_20_7" style:display-name="RTF_Num 24 7" style:family="graphic">
      <style:paragraph-properties style:text-autospace="none"/>
    </style:style>
    <style:style style:name="RTF_5f_Num_20_24_20_6" style:display-name="RTF_Num 24 6" style:family="graphic">
      <style:paragraph-properties style:text-autospace="none"/>
    </style:style>
    <style:style style:name="RTF_5f_Num_20_24_20_5" style:display-name="RTF_Num 24 5" style:family="graphic">
      <style:paragraph-properties style:text-autospace="none"/>
    </style:style>
    <style:style style:name="RTF_5f_Num_20_24_20_4" style:display-name="RTF_Num 24 4" style:family="graphic">
      <style:paragraph-properties style:text-autospace="none"/>
    </style:style>
    <style:style style:name="RTF_5f_Num_20_24_20_3" style:display-name="RTF_Num 24 3" style:family="graphic">
      <style:paragraph-properties style:text-autospace="none"/>
    </style:style>
    <style:style style:name="RTF_5f_Num_20_24_20_2" style:display-name="RTF_Num 24 2" style:family="graphic">
      <style:paragraph-properties style:text-autospace="none"/>
      <style:text-properties style:font-name-asian="OpenSymbol2" style:font-family-asian="OpenSymbol, 'Arial Unicode MS'"/>
    </style:style>
    <style:style style:name="RTF_5f_Num_20_24_20_1" style:display-name="RTF_Num 24 1" style:family="graphic">
      <style:paragraph-properties style:text-autospace="none"/>
    </style:style>
    <style:style style:name="RTF_5f_Num_20_23_20_9" style:display-name="RTF_Num 23 9" style:family="graphic">
      <style:paragraph-properties style:text-autospace="none"/>
    </style:style>
    <style:style style:name="RTF_5f_Num_20_23_20_8" style:display-name="RTF_Num 23 8" style:family="graphic">
      <style:paragraph-properties style:text-autospace="none"/>
    </style:style>
    <style:style style:name="RTF_5f_Num_20_23_20_7" style:display-name="RTF_Num 23 7" style:family="graphic">
      <style:paragraph-properties style:text-autospace="none"/>
    </style:style>
    <style:style style:name="RTF_5f_Num_20_23_20_6" style:display-name="RTF_Num 23 6" style:family="graphic">
      <style:paragraph-properties style:text-autospace="none"/>
    </style:style>
    <style:style style:name="RTF_5f_Num_20_23_20_5" style:display-name="RTF_Num 23 5" style:family="graphic">
      <style:paragraph-properties style:text-autospace="none"/>
    </style:style>
    <style:style style:name="RTF_5f_Num_20_23_20_4" style:display-name="RTF_Num 23 4" style:family="graphic">
      <style:paragraph-properties style:text-autospace="none"/>
    </style:style>
    <style:style style:name="RTF_5f_Num_20_23_20_3" style:display-name="RTF_Num 23 3" style:family="graphic">
      <style:paragraph-properties style:text-autospace="none"/>
    </style:style>
    <style:style style:name="RTF_5f_Num_20_23_20_2" style:display-name="RTF_Num 23 2" style:family="graphic">
      <style:paragraph-properties style:text-autospace="none"/>
    </style:style>
    <style:style style:name="RTF_5f_Num_20_23_20_1" style:display-name="RTF_Num 23 1" style:family="graphic">
      <style:paragraph-properties style:text-autospace="none"/>
    </style:style>
    <style:style style:name="RTF_5f_Num_20_22_20_9" style:display-name="RTF_Num 22 9" style:family="graphic">
      <style:paragraph-properties style:text-autospace="none"/>
    </style:style>
    <style:style style:name="RTF_5f_Num_20_22_20_8" style:display-name="RTF_Num 22 8" style:family="graphic">
      <style:paragraph-properties style:text-autospace="none"/>
    </style:style>
    <style:style style:name="RTF_5f_Num_20_22_20_7" style:display-name="RTF_Num 22 7" style:family="graphic">
      <style:paragraph-properties style:text-autospace="none"/>
    </style:style>
    <style:style style:name="RTF_5f_Num_20_22_20_6" style:display-name="RTF_Num 22 6" style:family="graphic">
      <style:paragraph-properties style:text-autospace="none"/>
    </style:style>
    <style:style style:name="RTF_5f_Num_20_22_20_5" style:display-name="RTF_Num 22 5" style:family="graphic">
      <style:paragraph-properties style:text-autospace="none"/>
    </style:style>
    <style:style style:name="RTF_5f_Num_20_22_20_4" style:display-name="RTF_Num 22 4" style:family="graphic">
      <style:paragraph-properties style:text-autospace="none"/>
    </style:style>
    <style:style style:name="RTF_5f_Num_20_22_20_3" style:display-name="RTF_Num 22 3" style:family="graphic">
      <style:paragraph-properties style:text-autospace="none"/>
    </style:style>
    <style:style style:name="RTF_5f_Num_20_22_20_2" style:display-name="RTF_Num 22 2" style:family="graphic">
      <style:paragraph-properties style:text-autospace="none"/>
      <style:text-properties style:font-name-asian="OpenSymbol2" style:font-family-asian="OpenSymbol, 'Arial Unicode MS'"/>
    </style:style>
    <style:style style:name="RTF_5f_Num_20_22_20_1" style:display-name="RTF_Num 22 1" style:family="graphic">
      <style:paragraph-properties style:text-autospace="none"/>
    </style:style>
    <style:style style:name="RTF_5f_Num_20_21_20_9" style:display-name="RTF_Num 21 9" style:family="graphic">
      <style:paragraph-properties style:text-autospace="none"/>
    </style:style>
    <style:style style:name="RTF_5f_Num_20_21_20_8" style:display-name="RTF_Num 21 8" style:family="graphic">
      <style:paragraph-properties style:text-autospace="none"/>
    </style:style>
    <style:style style:name="RTF_5f_Num_20_21_20_7" style:display-name="RTF_Num 21 7" style:family="graphic">
      <style:paragraph-properties style:text-autospace="none"/>
    </style:style>
    <style:style style:name="RTF_5f_Num_20_21_20_6" style:display-name="RTF_Num 21 6" style:family="graphic">
      <style:paragraph-properties style:text-autospace="none"/>
    </style:style>
    <style:style style:name="RTF_5f_Num_20_21_20_5" style:display-name="RTF_Num 21 5" style:family="graphic">
      <style:paragraph-properties style:text-autospace="none"/>
    </style:style>
    <style:style style:name="RTF_5f_Num_20_21_20_4" style:display-name="RTF_Num 21 4" style:family="graphic">
      <style:paragraph-properties style:text-autospace="none"/>
    </style:style>
    <style:style style:name="RTF_5f_Num_20_21_20_3" style:display-name="RTF_Num 21 3" style:family="graphic">
      <style:paragraph-properties style:text-autospace="none"/>
    </style:style>
    <style:style style:name="RTF_5f_Num_20_21_20_2" style:display-name="RTF_Num 21 2" style:family="graphic">
      <style:paragraph-properties style:text-autospace="none"/>
    </style:style>
    <style:style style:name="RTF_5f_Num_20_21_20_1" style:display-name="RTF_Num 21 1" style:family="graphic">
      <style:paragraph-properties style:text-autospace="none"/>
    </style:style>
    <style:style style:name="RTF_5f_Num_20_20_20_9" style:display-name="RTF_Num 20 9" style:family="graphic">
      <style:paragraph-properties style:text-autospace="none"/>
    </style:style>
    <style:style style:name="RTF_5f_Num_20_20_20_8" style:display-name="RTF_Num 20 8" style:family="graphic">
      <style:paragraph-properties style:text-autospace="none"/>
    </style:style>
    <style:style style:name="RTF_5f_Num_20_20_20_7" style:display-name="RTF_Num 20 7" style:family="graphic">
      <style:paragraph-properties style:text-autospace="none"/>
    </style:style>
    <style:style style:name="RTF_5f_Num_20_20_20_6" style:display-name="RTF_Num 20 6" style:family="graphic">
      <style:paragraph-properties style:text-autospace="none"/>
    </style:style>
    <style:style style:name="RTF_5f_Num_20_20_20_5" style:display-name="RTF_Num 20 5" style:family="graphic">
      <style:paragraph-properties style:text-autospace="none"/>
    </style:style>
    <style:style style:name="RTF_5f_Num_20_20_20_4" style:display-name="RTF_Num 20 4" style:family="graphic">
      <style:paragraph-properties style:text-autospace="none"/>
    </style:style>
    <style:style style:name="RTF_5f_Num_20_20_20_3" style:display-name="RTF_Num 20 3" style:family="graphic">
      <style:paragraph-properties style:text-autospace="none"/>
    </style:style>
    <style:style style:name="RTF_5f_Num_20_20_20_2" style:display-name="RTF_Num 20 2" style:family="graphic">
      <style:paragraph-properties style:text-autospace="none"/>
      <style:text-properties style:font-name-asian="OpenSymbol2" style:font-family-asian="OpenSymbol, 'Arial Unicode MS'"/>
    </style:style>
    <style:style style:name="RTF_5f_Num_20_20_20_1" style:display-name="RTF_Num 20 1" style:family="graphic">
      <style:paragraph-properties style:text-autospace="none"/>
    </style:style>
    <style:style style:name="RTF_5f_Num_20_19_20_9" style:display-name="RTF_Num 19 9" style:family="graphic">
      <style:paragraph-properties style:text-autospace="none"/>
    </style:style>
    <style:style style:name="RTF_5f_Num_20_19_20_8" style:display-name="RTF_Num 19 8" style:family="graphic">
      <style:paragraph-properties style:text-autospace="none"/>
    </style:style>
    <style:style style:name="RTF_5f_Num_20_19_20_7" style:display-name="RTF_Num 19 7" style:family="graphic">
      <style:paragraph-properties style:text-autospace="none"/>
    </style:style>
    <style:style style:name="RTF_5f_Num_20_19_20_6" style:display-name="RTF_Num 19 6" style:family="graphic">
      <style:paragraph-properties style:text-autospace="none"/>
    </style:style>
    <style:style style:name="RTF_5f_Num_20_19_20_5" style:display-name="RTF_Num 19 5" style:family="graphic">
      <style:paragraph-properties style:text-autospace="none"/>
    </style:style>
    <style:style style:name="RTF_5f_Num_20_19_20_4" style:display-name="RTF_Num 19 4" style:family="graphic">
      <style:paragraph-properties style:text-autospace="none"/>
    </style:style>
    <style:style style:name="RTF_5f_Num_20_19_20_3" style:display-name="RTF_Num 19 3" style:family="graphic">
      <style:paragraph-properties style:text-autospace="none"/>
    </style:style>
    <style:style style:name="RTF_5f_Num_20_19_20_2" style:display-name="RTF_Num 19 2" style:family="graphic">
      <style:paragraph-properties style:text-autospace="none"/>
    </style:style>
    <style:style style:name="RTF_5f_Num_20_19_20_1" style:display-name="RTF_Num 19 1" style:family="graphic">
      <style:paragraph-properties style:text-autospace="none"/>
    </style:style>
    <style:style style:name="RTF_5f_Num_20_18_20_9" style:display-name="RTF_Num 18 9" style:family="graphic">
      <style:paragraph-properties style:text-autospace="none"/>
    </style:style>
    <style:style style:name="RTF_5f_Num_20_18_20_8" style:display-name="RTF_Num 18 8" style:family="graphic">
      <style:paragraph-properties style:text-autospace="none"/>
    </style:style>
    <style:style style:name="RTF_5f_Num_20_18_20_7" style:display-name="RTF_Num 18 7" style:family="graphic">
      <style:paragraph-properties style:text-autospace="none"/>
    </style:style>
    <style:style style:name="RTF_5f_Num_20_18_20_6" style:display-name="RTF_Num 18 6" style:family="graphic">
      <style:paragraph-properties style:text-autospace="none"/>
    </style:style>
    <style:style style:name="RTF_5f_Num_20_18_20_5" style:display-name="RTF_Num 18 5" style:family="graphic">
      <style:paragraph-properties style:text-autospace="none"/>
    </style:style>
    <style:style style:name="RTF_5f_Num_20_18_20_4" style:display-name="RTF_Num 18 4" style:family="graphic">
      <style:paragraph-properties style:text-autospace="none"/>
    </style:style>
    <style:style style:name="RTF_5f_Num_20_18_20_3" style:display-name="RTF_Num 18 3" style:family="graphic">
      <style:paragraph-properties style:text-autospace="none"/>
    </style:style>
    <style:style style:name="RTF_5f_Num_20_18_20_2" style:display-name="RTF_Num 18 2" style:family="graphic">
      <style:paragraph-properties style:text-autospace="none"/>
      <style:text-properties style:font-name-asian="OpenSymbol2" style:font-family-asian="OpenSymbol, 'Arial Unicode MS'"/>
    </style:style>
    <style:style style:name="RTF_5f_Num_20_18_20_1" style:display-name="RTF_Num 18 1" style:family="graphic">
      <style:paragraph-properties style:text-autospace="none"/>
    </style:style>
    <style:style style:name="RTF_5f_Num_20_17_20_9" style:display-name="RTF_Num 17 9" style:family="graphic">
      <style:paragraph-properties style:text-autospace="none"/>
    </style:style>
    <style:style style:name="RTF_5f_Num_20_17_20_8" style:display-name="RTF_Num 17 8" style:family="graphic">
      <style:paragraph-properties style:text-autospace="none"/>
    </style:style>
    <style:style style:name="RTF_5f_Num_20_17_20_7" style:display-name="RTF_Num 17 7" style:family="graphic">
      <style:paragraph-properties style:text-autospace="none"/>
    </style:style>
    <style:style style:name="RTF_5f_Num_20_17_20_6" style:display-name="RTF_Num 17 6" style:family="graphic">
      <style:paragraph-properties style:text-autospace="none"/>
    </style:style>
    <style:style style:name="RTF_5f_Num_20_17_20_5" style:display-name="RTF_Num 17 5" style:family="graphic">
      <style:paragraph-properties style:text-autospace="none"/>
    </style:style>
    <style:style style:name="RTF_5f_Num_20_17_20_4" style:display-name="RTF_Num 17 4" style:family="graphic">
      <style:paragraph-properties style:text-autospace="none"/>
    </style:style>
    <style:style style:name="RTF_5f_Num_20_17_20_3" style:display-name="RTF_Num 17 3" style:family="graphic">
      <style:paragraph-properties style:text-autospace="none"/>
    </style:style>
    <style:style style:name="RTF_5f_Num_20_17_20_2" style:display-name="RTF_Num 17 2" style:family="graphic">
      <style:paragraph-properties style:text-autospace="none"/>
    </style:style>
    <style:style style:name="RTF_5f_Num_20_17_20_1" style:display-name="RTF_Num 17 1" style:family="graphic">
      <style:paragraph-properties style:text-autospace="none"/>
    </style:style>
    <style:style style:name="RTF_5f_Num_20_16_20_9" style:display-name="RTF_Num 16 9" style:family="graphic">
      <style:paragraph-properties style:text-autospace="none"/>
    </style:style>
    <style:style style:name="RTF_5f_Num_20_16_20_8" style:display-name="RTF_Num 16 8" style:family="graphic">
      <style:paragraph-properties style:text-autospace="none"/>
    </style:style>
    <style:style style:name="RTF_5f_Num_20_16_20_7" style:display-name="RTF_Num 16 7" style:family="graphic">
      <style:paragraph-properties style:text-autospace="none"/>
    </style:style>
    <style:style style:name="RTF_5f_Num_20_16_20_6" style:display-name="RTF_Num 16 6" style:family="graphic">
      <style:paragraph-properties style:text-autospace="none"/>
    </style:style>
    <style:style style:name="RTF_5f_Num_20_16_20_5" style:display-name="RTF_Num 16 5" style:family="graphic">
      <style:paragraph-properties style:text-autospace="none"/>
    </style:style>
    <style:style style:name="RTF_5f_Num_20_16_20_4" style:display-name="RTF_Num 16 4" style:family="graphic">
      <style:paragraph-properties style:text-autospace="none"/>
    </style:style>
    <style:style style:name="RTF_5f_Num_20_16_20_3" style:display-name="RTF_Num 16 3" style:family="graphic">
      <style:paragraph-properties style:text-autospace="none"/>
    </style:style>
    <style:style style:name="RTF_5f_Num_20_16_20_2" style:display-name="RTF_Num 16 2" style:family="graphic">
      <style:paragraph-properties style:text-autospace="none"/>
      <style:text-properties style:font-name-asian="OpenSymbol2" style:font-family-asian="OpenSymbol, 'Arial Unicode MS'"/>
    </style:style>
    <style:style style:name="RTF_5f_Num_20_16_20_1" style:display-name="RTF_Num 16 1" style:family="graphic">
      <style:paragraph-properties style:text-autospace="none"/>
    </style:style>
    <style:style style:name="RTF_5f_Num_20_15_20_9" style:display-name="RTF_Num 15 9" style:family="graphic">
      <style:paragraph-properties style:text-autospace="none"/>
    </style:style>
    <style:style style:name="RTF_5f_Num_20_15_20_8" style:display-name="RTF_Num 15 8" style:family="graphic">
      <style:paragraph-properties style:text-autospace="none"/>
    </style:style>
    <style:style style:name="RTF_5f_Num_20_15_20_7" style:display-name="RTF_Num 15 7" style:family="graphic">
      <style:paragraph-properties style:text-autospace="none"/>
    </style:style>
    <style:style style:name="RTF_5f_Num_20_15_20_6" style:display-name="RTF_Num 15 6" style:family="graphic">
      <style:paragraph-properties style:text-autospace="none"/>
    </style:style>
    <style:style style:name="RTF_5f_Num_20_15_20_5" style:display-name="RTF_Num 15 5" style:family="graphic">
      <style:paragraph-properties style:text-autospace="none"/>
    </style:style>
    <style:style style:name="RTF_5f_Num_20_15_20_4" style:display-name="RTF_Num 15 4" style:family="graphic">
      <style:paragraph-properties style:text-autospace="none"/>
    </style:style>
    <style:style style:name="RTF_5f_Num_20_15_20_3" style:display-name="RTF_Num 15 3" style:family="graphic">
      <style:paragraph-properties style:text-autospace="none"/>
    </style:style>
    <style:style style:name="RTF_5f_Num_20_15_20_2" style:display-name="RTF_Num 15 2" style:family="graphic">
      <style:paragraph-properties style:text-autospace="none"/>
    </style:style>
    <style:style style:name="RTF_5f_Num_20_15_20_1" style:display-name="RTF_Num 15 1" style:family="graphic">
      <style:paragraph-properties style:text-autospace="none"/>
    </style:style>
    <style:style style:name="RTF_5f_Num_20_14_20_9" style:display-name="RTF_Num 14 9" style:family="graphic">
      <style:paragraph-properties style:text-autospace="none"/>
    </style:style>
    <style:style style:name="RTF_5f_Num_20_14_20_8" style:display-name="RTF_Num 14 8" style:family="graphic">
      <style:paragraph-properties style:text-autospace="none"/>
    </style:style>
    <style:style style:name="RTF_5f_Num_20_14_20_7" style:display-name="RTF_Num 14 7" style:family="graphic">
      <style:paragraph-properties style:text-autospace="none"/>
    </style:style>
    <style:style style:name="RTF_5f_Num_20_14_20_6" style:display-name="RTF_Num 14 6" style:family="graphic">
      <style:paragraph-properties style:text-autospace="none"/>
    </style:style>
    <style:style style:name="RTF_5f_Num_20_14_20_5" style:display-name="RTF_Num 14 5" style:family="graphic">
      <style:paragraph-properties style:text-autospace="none"/>
    </style:style>
    <style:style style:name="RTF_5f_Num_20_14_20_4" style:display-name="RTF_Num 14 4" style:family="graphic">
      <style:paragraph-properties style:text-autospace="none"/>
    </style:style>
    <style:style style:name="RTF_5f_Num_20_14_20_3" style:display-name="RTF_Num 14 3" style:family="graphic">
      <style:paragraph-properties style:text-autospace="none"/>
    </style:style>
    <style:style style:name="RTF_5f_Num_20_14_20_2" style:display-name="RTF_Num 14 2" style:family="graphic">
      <style:paragraph-properties style:text-autospace="none"/>
      <style:text-properties style:font-name-asian="OpenSymbol2" style:font-family-asian="OpenSymbol, 'Arial Unicode MS'"/>
    </style:style>
    <style:style style:name="RTF_5f_Num_20_14_20_1" style:display-name="RTF_Num 14 1" style:family="graphic">
      <style:paragraph-properties style:text-autospace="none"/>
    </style:style>
    <style:style style:name="RTF_5f_Num_20_13_20_9" style:display-name="RTF_Num 13 9" style:family="graphic">
      <style:paragraph-properties style:text-autospace="none"/>
    </style:style>
    <style:style style:name="RTF_5f_Num_20_13_20_8" style:display-name="RTF_Num 13 8" style:family="graphic">
      <style:paragraph-properties style:text-autospace="none"/>
    </style:style>
    <style:style style:name="RTF_5f_Num_20_13_20_7" style:display-name="RTF_Num 13 7" style:family="graphic">
      <style:paragraph-properties style:text-autospace="none"/>
    </style:style>
    <style:style style:name="RTF_5f_Num_20_13_20_6" style:display-name="RTF_Num 13 6" style:family="graphic">
      <style:paragraph-properties style:text-autospace="none"/>
    </style:style>
    <style:style style:name="RTF_5f_Num_20_13_20_5" style:display-name="RTF_Num 13 5" style:family="graphic">
      <style:paragraph-properties style:text-autospace="none"/>
    </style:style>
    <style:style style:name="RTF_5f_Num_20_13_20_4" style:display-name="RTF_Num 13 4" style:family="graphic">
      <style:paragraph-properties style:text-autospace="none"/>
    </style:style>
    <style:style style:name="RTF_5f_Num_20_13_20_3" style:display-name="RTF_Num 13 3" style:family="graphic">
      <style:paragraph-properties style:text-autospace="none"/>
    </style:style>
    <style:style style:name="RTF_5f_Num_20_13_20_2" style:display-name="RTF_Num 13 2" style:family="graphic">
      <style:paragraph-properties style:text-autospace="none"/>
    </style:style>
    <style:style style:name="RTF_5f_Num_20_13_20_1" style:display-name="RTF_Num 13 1" style:family="graphic">
      <style:paragraph-properties style:text-autospace="none"/>
    </style:style>
    <style:style style:name="RTF_5f_Num_20_12_20_9" style:display-name="RTF_Num 12 9" style:family="graphic">
      <style:paragraph-properties style:text-autospace="none"/>
    </style:style>
    <style:style style:name="RTF_5f_Num_20_12_20_8" style:display-name="RTF_Num 12 8" style:family="graphic">
      <style:paragraph-properties style:text-autospace="none"/>
    </style:style>
    <style:style style:name="RTF_5f_Num_20_12_20_7" style:display-name="RTF_Num 12 7" style:family="graphic">
      <style:paragraph-properties style:text-autospace="none"/>
    </style:style>
    <style:style style:name="RTF_5f_Num_20_12_20_6" style:display-name="RTF_Num 12 6" style:family="graphic">
      <style:paragraph-properties style:text-autospace="none"/>
    </style:style>
    <style:style style:name="RTF_5f_Num_20_12_20_5" style:display-name="RTF_Num 12 5" style:family="graphic">
      <style:paragraph-properties style:text-autospace="none"/>
    </style:style>
    <style:style style:name="RTF_5f_Num_20_12_20_4" style:display-name="RTF_Num 12 4" style:family="graphic">
      <style:paragraph-properties style:text-autospace="none"/>
    </style:style>
    <style:style style:name="RTF_5f_Num_20_12_20_3" style:display-name="RTF_Num 12 3" style:family="graphic">
      <style:paragraph-properties style:text-autospace="none"/>
    </style:style>
    <style:style style:name="RTF_5f_Num_20_12_20_2" style:display-name="RTF_Num 12 2" style:family="graphic">
      <style:paragraph-properties style:text-autospace="none"/>
      <style:text-properties style:font-name-asian="OpenSymbol2" style:font-family-asian="OpenSymbol, 'Arial Unicode MS'"/>
    </style:style>
    <style:style style:name="RTF_5f_Num_20_12_20_1" style:display-name="RTF_Num 12 1" style:family="graphic">
      <style:paragraph-properties style:text-autospace="none"/>
    </style:style>
    <style:style style:name="RTF_5f_Num_20_11_20_9" style:display-name="RTF_Num 11 9" style:family="graphic">
      <style:paragraph-properties style:text-autospace="none"/>
    </style:style>
    <style:style style:name="RTF_5f_Num_20_11_20_8" style:display-name="RTF_Num 11 8" style:family="graphic">
      <style:paragraph-properties style:text-autospace="none"/>
    </style:style>
    <style:style style:name="RTF_5f_Num_20_11_20_7" style:display-name="RTF_Num 11 7" style:family="graphic">
      <style:paragraph-properties style:text-autospace="none"/>
    </style:style>
    <style:style style:name="RTF_5f_Num_20_11_20_6" style:display-name="RTF_Num 11 6" style:family="graphic">
      <style:paragraph-properties style:text-autospace="none"/>
    </style:style>
    <style:style style:name="RTF_5f_Num_20_11_20_5" style:display-name="RTF_Num 11 5" style:family="graphic">
      <style:paragraph-properties style:text-autospace="none"/>
    </style:style>
    <style:style style:name="RTF_5f_Num_20_11_20_4" style:display-name="RTF_Num 11 4" style:family="graphic">
      <style:paragraph-properties style:text-autospace="none"/>
    </style:style>
    <style:style style:name="RTF_5f_Num_20_11_20_3" style:display-name="RTF_Num 11 3" style:family="graphic">
      <style:paragraph-properties style:text-autospace="none"/>
    </style:style>
    <style:style style:name="RTF_5f_Num_20_11_20_2" style:display-name="RTF_Num 11 2" style:family="graphic">
      <style:paragraph-properties style:text-autospace="none"/>
    </style:style>
    <style:style style:name="RTF_5f_Num_20_11_20_1" style:display-name="RTF_Num 11 1" style:family="graphic">
      <style:paragraph-properties style:text-autospace="none"/>
    </style:style>
    <style:style style:name="RTF_5f_Num_20_10_20_9" style:display-name="RTF_Num 10 9" style:family="graphic">
      <style:paragraph-properties style:text-autospace="none"/>
    </style:style>
    <style:style style:name="RTF_5f_Num_20_10_20_8" style:display-name="RTF_Num 10 8" style:family="graphic">
      <style:paragraph-properties style:text-autospace="none"/>
    </style:style>
    <style:style style:name="RTF_5f_Num_20_10_20_7" style:display-name="RTF_Num 10 7" style:family="graphic">
      <style:paragraph-properties style:text-autospace="none"/>
    </style:style>
    <style:style style:name="RTF_5f_Num_20_10_20_6" style:display-name="RTF_Num 10 6" style:family="graphic">
      <style:paragraph-properties style:text-autospace="none"/>
    </style:style>
    <style:style style:name="RTF_5f_Num_20_10_20_5" style:display-name="RTF_Num 10 5" style:family="graphic">
      <style:paragraph-properties style:text-autospace="none"/>
    </style:style>
    <style:style style:name="RTF_5f_Num_20_10_20_4" style:display-name="RTF_Num 10 4" style:family="graphic">
      <style:paragraph-properties style:text-autospace="none"/>
    </style:style>
    <style:style style:name="RTF_5f_Num_20_10_20_3" style:display-name="RTF_Num 10 3" style:family="graphic">
      <style:paragraph-properties style:text-autospace="none"/>
    </style:style>
    <style:style style:name="RTF_5f_Num_20_10_20_2" style:display-name="RTF_Num 10 2" style:family="graphic">
      <style:paragraph-properties style:text-autospace="none"/>
      <style:text-properties style:font-name-asian="OpenSymbol2" style:font-family-asian="OpenSymbol, 'Arial Unicode MS'"/>
    </style:style>
    <style:style style:name="RTF_5f_Num_20_10_20_1" style:display-name="RTF_Num 10 1" style:family="graphic">
      <style:paragraph-properties style:text-autospace="none"/>
    </style:style>
    <style:style style:name="RTF_5f_Num_20_9_20_9" style:display-name="RTF_Num 9 9" style:family="graphic">
      <style:paragraph-properties style:text-autospace="none"/>
    </style:style>
    <style:style style:name="RTF_5f_Num_20_9_20_8" style:display-name="RTF_Num 9 8" style:family="graphic">
      <style:paragraph-properties style:text-autospace="none"/>
    </style:style>
    <style:style style:name="RTF_5f_Num_20_9_20_7" style:display-name="RTF_Num 9 7" style:family="graphic">
      <style:paragraph-properties style:text-autospace="none"/>
    </style:style>
    <style:style style:name="RTF_5f_Num_20_9_20_6" style:display-name="RTF_Num 9 6" style:family="graphic">
      <style:paragraph-properties style:text-autospace="none"/>
    </style:style>
    <style:style style:name="RTF_5f_Num_20_9_20_5" style:display-name="RTF_Num 9 5" style:family="graphic">
      <style:paragraph-properties style:text-autospace="none"/>
    </style:style>
    <style:style style:name="RTF_5f_Num_20_9_20_4" style:display-name="RTF_Num 9 4" style:family="graphic">
      <style:paragraph-properties style:text-autospace="none"/>
    </style:style>
    <style:style style:name="RTF_5f_Num_20_9_20_3" style:display-name="RTF_Num 9 3" style:family="graphic">
      <style:paragraph-properties style:text-autospace="none"/>
    </style:style>
    <style:style style:name="RTF_5f_Num_20_9_20_2" style:display-name="RTF_Num 9 2" style:family="graphic">
      <style:paragraph-properties style:text-autospace="none"/>
    </style:style>
    <style:style style:name="RTF_5f_Num_20_9_20_1" style:display-name="RTF_Num 9 1" style:family="graphic">
      <style:paragraph-properties style:text-autospace="none"/>
    </style:style>
    <style:style style:name="RTF_5f_Num_20_8_20_9" style:display-name="RTF_Num 8 9" style:family="graphic">
      <style:paragraph-properties style:text-autospace="none"/>
    </style:style>
    <style:style style:name="RTF_5f_Num_20_8_20_8" style:display-name="RTF_Num 8 8" style:family="graphic">
      <style:paragraph-properties style:text-autospace="none"/>
    </style:style>
    <style:style style:name="RTF_5f_Num_20_8_20_7" style:display-name="RTF_Num 8 7" style:family="graphic">
      <style:paragraph-properties style:text-autospace="none"/>
    </style:style>
    <style:style style:name="RTF_5f_Num_20_8_20_6" style:display-name="RTF_Num 8 6" style:family="graphic">
      <style:paragraph-properties style:text-autospace="none"/>
    </style:style>
    <style:style style:name="RTF_5f_Num_20_8_20_5" style:display-name="RTF_Num 8 5" style:family="graphic">
      <style:paragraph-properties style:text-autospace="none"/>
    </style:style>
    <style:style style:name="RTF_5f_Num_20_8_20_4" style:display-name="RTF_Num 8 4" style:family="graphic">
      <style:paragraph-properties style:text-autospace="none"/>
    </style:style>
    <style:style style:name="RTF_5f_Num_20_8_20_3" style:display-name="RTF_Num 8 3" style:family="graphic">
      <style:paragraph-properties style:text-autospace="none"/>
    </style:style>
    <style:style style:name="RTF_5f_Num_20_8_20_2" style:display-name="RTF_Num 8 2" style:family="graphic">
      <style:paragraph-properties style:text-autospace="none"/>
      <style:text-properties style:font-name-asian="OpenSymbol2" style:font-family-asian="OpenSymbol, 'Arial Unicode MS'"/>
    </style:style>
    <style:style style:name="RTF_5f_Num_20_8_20_1" style:display-name="RTF_Num 8 1" style:family="graphic">
      <style:paragraph-properties style:text-autospace="none"/>
    </style:style>
    <style:style style:name="RTF_5f_Num_20_7_20_9" style:display-name="RTF_Num 7 9" style:family="graphic">
      <style:paragraph-properties style:text-autospace="none"/>
    </style:style>
    <style:style style:name="RTF_5f_Num_20_7_20_8" style:display-name="RTF_Num 7 8" style:family="graphic">
      <style:paragraph-properties style:text-autospace="none"/>
    </style:style>
    <style:style style:name="RTF_5f_Num_20_7_20_7" style:display-name="RTF_Num 7 7" style:family="graphic">
      <style:paragraph-properties style:text-autospace="none"/>
    </style:style>
    <style:style style:name="RTF_5f_Num_20_7_20_6" style:display-name="RTF_Num 7 6" style:family="graphic">
      <style:paragraph-properties style:text-autospace="none"/>
    </style:style>
    <style:style style:name="RTF_5f_Num_20_7_20_5" style:display-name="RTF_Num 7 5" style:family="graphic">
      <style:paragraph-properties style:text-autospace="none"/>
    </style:style>
    <style:style style:name="RTF_5f_Num_20_7_20_4" style:display-name="RTF_Num 7 4" style:family="graphic">
      <style:paragraph-properties style:text-autospace="none"/>
    </style:style>
    <style:style style:name="RTF_5f_Num_20_7_20_3" style:display-name="RTF_Num 7 3" style:family="graphic">
      <style:paragraph-properties style:text-autospace="none"/>
    </style:style>
    <style:style style:name="RTF_5f_Num_20_7_20_2" style:display-name="RTF_Num 7 2" style:family="graphic">
      <style:paragraph-properties style:text-autospace="none"/>
    </style:style>
    <style:style style:name="RTF_5f_Num_20_7_20_1" style:display-name="RTF_Num 7 1" style:family="graphic">
      <style:paragraph-properties style:text-autospace="none"/>
    </style:style>
    <style:style style:name="RTF_5f_Num_20_6_20_9" style:display-name="RTF_Num 6 9" style:family="graphic">
      <style:paragraph-properties style:text-autospace="none"/>
    </style:style>
    <style:style style:name="RTF_5f_Num_20_6_20_8" style:display-name="RTF_Num 6 8" style:family="graphic">
      <style:paragraph-properties style:text-autospace="none"/>
    </style:style>
    <style:style style:name="RTF_5f_Num_20_6_20_7" style:display-name="RTF_Num 6 7" style:family="graphic">
      <style:paragraph-properties style:text-autospace="none"/>
    </style:style>
    <style:style style:name="RTF_5f_Num_20_6_20_6" style:display-name="RTF_Num 6 6" style:family="graphic">
      <style:paragraph-properties style:text-autospace="none"/>
    </style:style>
    <style:style style:name="RTF_5f_Num_20_6_20_5" style:display-name="RTF_Num 6 5" style:family="graphic">
      <style:paragraph-properties style:text-autospace="none"/>
    </style:style>
    <style:style style:name="RTF_5f_Num_20_6_20_4" style:display-name="RTF_Num 6 4" style:family="graphic">
      <style:paragraph-properties style:text-autospace="none"/>
    </style:style>
    <style:style style:name="RTF_5f_Num_20_6_20_3" style:display-name="RTF_Num 6 3" style:family="graphic">
      <style:paragraph-properties style:text-autospace="none"/>
    </style:style>
    <style:style style:name="RTF_5f_Num_20_6_20_2" style:display-name="RTF_Num 6 2" style:family="graphic">
      <style:paragraph-properties style:text-autospace="none"/>
      <style:text-properties style:font-name-asian="OpenSymbol2" style:font-family-asian="OpenSymbol, 'Arial Unicode MS'"/>
    </style:style>
    <style:style style:name="RTF_5f_Num_20_6_20_1" style:display-name="RTF_Num 6 1" style:family="graphic">
      <style:paragraph-properties style:text-autospace="none"/>
    </style:style>
    <style:style style:name="RTF_5f_Num_20_5_20_9" style:display-name="RTF_Num 5 9" style:family="graphic">
      <style:paragraph-properties style:text-autospace="none"/>
    </style:style>
    <style:style style:name="RTF_5f_Num_20_5_20_8" style:display-name="RTF_Num 5 8" style:family="graphic">
      <style:paragraph-properties style:text-autospace="none"/>
    </style:style>
    <style:style style:name="RTF_5f_Num_20_5_20_7" style:display-name="RTF_Num 5 7" style:family="graphic">
      <style:paragraph-properties style:text-autospace="none"/>
    </style:style>
    <style:style style:name="RTF_5f_Num_20_5_20_6" style:display-name="RTF_Num 5 6" style:family="graphic">
      <style:paragraph-properties style:text-autospace="none"/>
    </style:style>
    <style:style style:name="RTF_5f_Num_20_5_20_5" style:display-name="RTF_Num 5 5" style:family="graphic">
      <style:paragraph-properties style:text-autospace="none"/>
    </style:style>
    <style:style style:name="RTF_5f_Num_20_5_20_4" style:display-name="RTF_Num 5 4" style:family="graphic">
      <style:paragraph-properties style:text-autospace="none"/>
    </style:style>
    <style:style style:name="RTF_5f_Num_20_5_20_3" style:display-name="RTF_Num 5 3" style:family="graphic">
      <style:paragraph-properties style:text-autospace="none"/>
    </style:style>
    <style:style style:name="RTF_5f_Num_20_5_20_2" style:display-name="RTF_Num 5 2" style:family="graphic">
      <style:paragraph-properties style:text-autospace="none"/>
      <style:text-properties style:font-name-asian="OpenSymbol2" style:font-family-asian="OpenSymbol, 'Arial Unicode MS'"/>
    </style:style>
    <style:style style:name="RTF_5f_Num_20_5_20_1" style:display-name="RTF_Num 5 1" style:family="graphic">
      <style:paragraph-properties style:text-autospace="none"/>
    </style:style>
    <style:style style:name="RTF_5f_Num_20_4_20_9" style:display-name="RTF_Num 4 9" style:family="graphic">
      <style:paragraph-properties style:text-autospace="none"/>
    </style:style>
    <style:style style:name="RTF_5f_Num_20_4_20_8" style:display-name="RTF_Num 4 8" style:family="graphic">
      <style:paragraph-properties style:text-autospace="none"/>
    </style:style>
    <style:style style:name="RTF_5f_Num_20_4_20_7" style:display-name="RTF_Num 4 7" style:family="graphic">
      <style:paragraph-properties style:text-autospace="none"/>
    </style:style>
    <style:style style:name="RTF_5f_Num_20_4_20_6" style:display-name="RTF_Num 4 6" style:family="graphic">
      <style:paragraph-properties style:text-autospace="none"/>
    </style:style>
    <style:style style:name="RTF_5f_Num_20_4_20_5" style:display-name="RTF_Num 4 5" style:family="graphic">
      <style:paragraph-properties style:text-autospace="none"/>
    </style:style>
    <style:style style:name="RTF_5f_Num_20_4_20_4" style:display-name="RTF_Num 4 4" style:family="graphic">
      <style:paragraph-properties style:text-autospace="none"/>
    </style:style>
    <style:style style:name="RTF_5f_Num_20_4_20_3" style:display-name="RTF_Num 4 3" style:family="graphic">
      <style:paragraph-properties style:text-autospace="none"/>
    </style:style>
    <style:style style:name="RTF_5f_Num_20_4_20_2" style:display-name="RTF_Num 4 2" style:family="graphic">
      <style:paragraph-properties style:text-autospace="none"/>
    </style:style>
    <style:style style:name="RTF_5f_Num_20_4_20_1" style:display-name="RTF_Num 4 1" style:family="graphic">
      <style:paragraph-properties style:text-autospace="none"/>
    </style:style>
    <style:style style:name="RTF_5f_Num_20_3_20_9" style:display-name="RTF_Num 3 9" style:family="graphic">
      <style:paragraph-properties style:text-autospace="none"/>
    </style:style>
    <style:style style:name="RTF_5f_Num_20_3_20_8" style:display-name="RTF_Num 3 8" style:family="graphic">
      <style:paragraph-properties style:text-autospace="none"/>
    </style:style>
    <style:style style:name="RTF_5f_Num_20_3_20_7" style:display-name="RTF_Num 3 7" style:family="graphic">
      <style:paragraph-properties style:text-autospace="none"/>
    </style:style>
    <style:style style:name="RTF_5f_Num_20_3_20_6" style:display-name="RTF_Num 3 6" style:family="graphic">
      <style:paragraph-properties style:text-autospace="none"/>
    </style:style>
    <style:style style:name="RTF_5f_Num_20_3_20_5" style:display-name="RTF_Num 3 5" style:family="graphic">
      <style:paragraph-properties style:text-autospace="none"/>
    </style:style>
    <style:style style:name="RTF_5f_Num_20_3_20_4" style:display-name="RTF_Num 3 4" style:family="graphic">
      <style:paragraph-properties style:text-autospace="none"/>
    </style:style>
    <style:style style:name="RTF_5f_Num_20_3_20_3" style:display-name="RTF_Num 3 3" style:family="graphic">
      <style:paragraph-properties style:text-autospace="none"/>
    </style:style>
    <style:style style:name="RTF_5f_Num_20_3_20_2" style:display-name="RTF_Num 3 2" style:family="graphic">
      <style:paragraph-properties style:text-autospace="none"/>
      <style:text-properties style:font-name-asian="OpenSymbol2" style:font-family-asian="OpenSymbol, 'Arial Unicode MS'"/>
    </style:style>
    <style:style style:name="RTF_5f_Num_20_3_20_1" style:display-name="RTF_Num 3 1" style:family="graphic">
      <style:paragraph-properties style:text-autospace="none"/>
    </style:style>
    <style:style style:name="RTF_5f_Num_20_2_20_9" style:display-name="RTF_Num 2 9" style:family="graphic">
      <style:paragraph-properties style:text-autospace="none"/>
    </style:style>
    <style:style style:name="RTF_5f_Num_20_2_20_8" style:display-name="RTF_Num 2 8" style:family="graphic">
      <style:paragraph-properties style:text-autospace="none"/>
    </style:style>
    <style:style style:name="RTF_5f_Num_20_2_20_7" style:display-name="RTF_Num 2 7" style:family="graphic">
      <style:paragraph-properties style:text-autospace="none"/>
    </style:style>
    <style:style style:name="RTF_5f_Num_20_2_20_6" style:display-name="RTF_Num 2 6" style:family="graphic">
      <style:paragraph-properties style:text-autospace="none"/>
    </style:style>
    <style:style style:name="RTF_5f_Num_20_2_20_5" style:display-name="RTF_Num 2 5" style:family="graphic">
      <style:paragraph-properties style:text-autospace="none"/>
    </style:style>
    <style:style style:name="RTF_5f_Num_20_2_20_4" style:display-name="RTF_Num 2 4" style:family="graphic">
      <style:paragraph-properties style:text-autospace="none"/>
    </style:style>
    <style:style style:name="RTF_5f_Num_20_2_20_3" style:display-name="RTF_Num 2 3" style:family="graphic">
      <style:paragraph-properties style:text-autospace="none"/>
    </style:style>
    <style:style style:name="RTF_5f_Num_20_2_20_2" style:display-name="RTF_Num 2 2" style:family="graphic">
      <style:paragraph-properties style:text-autospace="none"/>
    </style:style>
    <style:style style:name="RTF_5f_Num_20_2_20_1" style:display-name="RTF_Num 2 1"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Frame_20_Contents" style:display-name="Frame Contents" style:family="graphic">
      <style:paragraph-properties fo:margin-top="0.351cm" fo:margin-bottom="0cm" style:text-autospace="none"/>
      <style:text-properties style:font-name="Arial1" fo:font-family="Arial" style:font-family-generic="swiss" style:font-pitch="variable"/>
    </style:style>
    <style:style style:name="Text_20_Body" style:display-name="Text Body" style:family="graphic">
      <style:paragraph-properties fo:margin-top="0.351cm" fo:margin-bottom="0cm" style:text-autospace="none"/>
      <style:text-properties style:font-name="Arial1" fo:font-family="Arial" style:font-family-generic="swiss" style:font-pitch="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style:font-name="Arial1" fo:font-family="Arial" style:font-family-generic="swiss" style:font-pitch="variable"/>
    </style:style>
    <style:style style:name="Index" style:family="graphic">
      <style:paragraph-properties style:text-autospace="none"/>
      <style:text-properties style:font-name="Arial1" fo:font-family="Arial" style:font-family-generic="swiss" style:font-pitch="variable" style:font-name-asian="Lohit Hindi4" style:font-family-asian="'Lohit Hindi'"/>
    </style:style>
    <style:style style:name="Caption" style:family="graphic">
      <style:paragraph-properties fo:margin-top="0.374cm" fo:margin-bottom="0.374cm" style:text-autospace="none"/>
      <style:text-properties style:font-name="Arial1" fo:font-family="Arial" style:font-family-generic="swiss" style:font-pitch="variable" fo:font-size="12pt" fo:font-style="italic" style:font-name-asian="Lohit Hindi4" style:font-family-asian="'Lohit Hindi'" style:font-size-asian="12pt" style:font-style-asian="italic" style:font-style-complex="italic"/>
    </style:style>
    <style:style style:name="List" style:family="graphic">
      <style:paragraph-properties fo:margin-top="0.351cm" fo:margin-bottom="0cm" style:text-autospace="none"/>
      <style:text-properties style:font-name="Arial1" fo:font-family="Arial" style:font-family-generic="swiss" style:font-pitch="variable" style:font-name-asian="Lohit Hindi4" style:font-family-asian="'Lohit Hindi'"/>
    </style:style>
  </office:styles>
  <office:automatic-styles>
    <style:page-layout style:name="PM0">
      <style:page-layout-properties fo:margin-top="0.593cm" fo:margin-bottom="0.316cm" fo:margin-left="0.313cm" fo:margin-right="0.36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1:27:44.746669732</meta:creation-date>
    <dc:date>2019-07-08T13:00:50.106440028</dc:date>
    <meta:editing-duration>PT25M30S</meta:editing-duration>
    <meta:editing-cycles>15</meta:editing-cycles>
    <meta:generator>LibreOffice/5.1.6.2$Linux_X86_64 LibreOffice_project/10m0$Build-2</meta:generator>
    <meta:document-statistic meta:object-count="83"/>
  </office:meta>
</office:document-meta>
</file>